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imSun" svg:font-family="SimSun"/>
    <style:font-face style:name="Symbol" svg:font-family="Symbol" style:font-family-generic="roman"/>
    <style:font-face style:name="Times New Roman" svg:font-family="'Times New Roman'" style:font-family-generic="roman"/>
    <style:font-face style:name="Arial3" svg:font-family="Arial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Table2" style:family="table">
      <style:table-properties style:width="17cm" fo:margin-left="-0.206cm" fo:margin-top="0cm" fo:margin-bottom="0cm" table:align="left"/>
    </style:style>
    <style:style style:name="Table2.A" style:family="table-column">
      <style:table-column-properties style:column-width="9.209cm"/>
    </style:style>
    <style:style style:name="Table2.B" style:family="table-column">
      <style:table-column-properties style:column-width="7.791cm"/>
    </style:style>
    <style:style style:name="Table2.1" style:family="table-row">
      <style:table-row-properties style:min-row-height="0.988cm" fo:keep-together="auto"/>
    </style:style>
    <style:style style:name="Table2.A1" style:family="table-cell">
      <style:table-cell-properties style:vertical-align="" fo:background-color="transparent" fo:padding="0.176cm" fo:border="1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1.439cm" fo:keep-together="auto"/>
    </style:style>
    <style:style style:name="Table2.A4" style:family="table-cell">
      <style:table-cell-properties style:vertical-align="" fo:background-color="transparent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1ed491" officeooo:paragraph-rsid="001ed491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auto"/>
      <style:text-properties fo:color="#000000" style:font-name="Times New Roman" fo:font-size="14pt" fo:language="ru" fo:country="RU" fo:font-style="normal" officeooo:rsid="00289535" officeooo:paragraph-rsid="00349f29" fo:background-color="#ffffff" style:font-name-asian="Times New Roman2" style:font-size-asian="14pt" style:language-asian="ru" style:country-asian="RU" style:font-style-asian="normal" style:font-name-complex="Times New Roman" style:font-size-complex="14pt" style:font-style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1" fo:font-size="14pt" officeooo:paragraph-rsid="002a2700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1b845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c0a36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font-variant="normal" fo:text-transform="non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use-window-font-color="true" style:font-name="Times New Roman1" fo:font-size="14pt" fo:font-style="normal" fo:background-color="#ffffff" style:font-name-asian="Times New Roman2" style:font-size-asian="14pt" style:font-style-asian="normal" style:font-name-complex="Times New Roman2" style:font-size-complex="14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c4b12" style:font-name-asian="Times New Roman2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" fo:font-size="14pt" officeooo:paragraph-rsid="004c0a36" style:font-name-asian="Symbol" style:font-size-asian="14pt" style:font-name-complex="Times New Roman" style:font-size-complex="14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fo:font-size="10pt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style:font-name="Arial1" fo:font-size="10pt" fo:language="ru" fo:country="RU" fo:font-weight="normal" officeooo:rsid="000ffa94" style:font-name-asian="Times New Roman2" style:font-size-asian="10pt" style:font-weight-asian="normal" style:font-name-complex="Times New Roman2" style:font-size-complex="10pt" style:font-weight-complex="normal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style:font-size-asian="10pt" style:font-size-complex="10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language="ru" fo:country="RU" fo:font-style="normal" fo:font-weight="normal" officeooo:rsid="0048b77e" officeooo:paragraph-rsid="004c4b1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P20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officeooo:paragraph-rsid="004c0a36"/>
    </style:style>
    <style:style style:name="P23" style:family="paragraph" style:parent-style-name="Standard">
      <style:paragraph-properties fo:margin-top="0cm" fo:margin-bottom="0cm" loext:contextual-spacing="false" fo:line-height="100%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use-window-font-color="true" style:text-position="0% 100%" style:font-name="Times New Roman1" fo:font-size="14pt" fo:font-weight="normal" officeooo:rsid="000ffa94" officeooo:paragraph-rsid="000ffa94" style:font-name-asian="Times New Roman2" style:font-size-asian="14pt" style:font-weight-asian="normal" style:font-name-complex="Times New Roman2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small-caps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normal" fo:text-transform="none"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1" fo:font-size="14pt" officeooo:rsid="003be93f" officeooo:paragraph-rsid="0049de81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Times New Roman1" fo:font-size="14pt" officeooo:rsid="0049de81" officeooo:paragraph-rsid="0049de81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fo:color="#000000" style:font-name="Times New Roman" fo:font-size="14pt" fo:language="ru" fo:country="RU" officeooo:paragraph-rsid="004c0a36" fo:background-color="#ffffff" style:font-name-asian="Symbol" style:font-size-asian="14pt" style:language-asian="ru" style:country-asian="RU" style:font-name-complex="Times New Roman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language="ru" fo:country="RU" fo:font-style="normal" fo:font-weight="normal" officeooo:rsid="0048b77e" officeooo:paragraph-rsid="004c4b1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language="ru" fo:country="RU" fo:font-style="normal" fo:font-weight="normal" officeooo:rsid="0048b77e" officeooo:paragraph-rsid="004c4b1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" fo:font-size="14pt" fo:language="ru" fo:country="RU" fo:font-weight="normal" officeooo:paragraph-rsid="004c0a36" style:font-size-asian="14pt" style:language-asian="ru" style:country-asian="RU" style:font-weight-asian="normal" style:font-name-complex="Times New Roman" style:font-size-complex="14pt" style:font-weight-complex="normal"/>
    </style:style>
    <style:style style:name="P37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imes New Roman" fo:font-size="14pt" fo:language="ru" fo:country="RU" fo:font-weight="normal" officeooo:paragraph-rsid="004c0a36" style:font-name-asian="Times New Roman2" style:font-size-asian="14pt" style:language-asian="ru" style:country-asian="RU" style:font-weight-asian="normal" style:font-name-complex="Times New Roman" style:font-size-complex="14pt" style:font-weight-complex="normal"/>
    </style:style>
    <style:style style:name="P38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1cm" style:auto-text-indent="false" fo:padding="0cm" fo:border="non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language="ru" fo:country="RU" fo:font-style="normal" officeooo:rsid="0048b77e" officeooo:paragraph-rsid="004c4b12" fo:background-color="#ffffff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39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orphans="2" fo:widows="2" fo:text-indent="1cm" style:auto-text-indent="false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fo:font-style="normal" officeooo:rsid="0048b77e" officeooo:paragraph-rsid="004c4b12" style:font-name-asian="Times New Roman2" style:font-size-asian="14pt" style:font-style-asian="normal" style:font-name-complex="Times New Roman2" style:font-size-complex="14pt" style:font-style-complex="normal"/>
    </style:style>
    <style:style style:name="P40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orphans="2" fo:widows="2" fo:text-indent="1cm" style:auto-text-indent="false" fo:break-before="page" style:text-autospace="ideograph-alpha" style:punctuation-wrap="hanging" style:line-break="strict" style:vertical-align="auto" style:snap-to-layout-grid="true" style:writing-mode="lr-tb"/>
      <style:text-properties style:font-name="Times New Roman" fo:font-size="14pt" fo:language="ru" fo:country="RU" fo:font-weight="normal" officeooo:paragraph-rsid="004c0a36" style:font-name-asian="Times New Roman2" style:font-size-asian="14pt" style:language-asian="ru" style:country-asian="RU" style:font-weight-asian="normal" style:font-name-complex="Times New Roman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use-window-font-color="true" fo:font-style="normal" officeooo:rsid="0014f19c" officeooo:paragraph-rsid="0039a41b" style:font-style-asian="normal" style:font-style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officeooo:paragraph-rsid="003ae5d8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48b77e" officeooo:paragraph-rsid="0048b77e" style:font-name-asian="Courier New1" style:font-size-asian="10pt" style:font-name-complex="Courier New1" style:font-size-complex="10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8" style:family="paragraph" style:parent-style-name="Standard">
      <style:paragraph-properties fo:margin-left="0cm" fo:margin-right="-0.011cm" fo:margin-top="0.212cm" fo:margin-bottom="0.106cm" loext:contextual-spacing="false" fo:line-height="120%" fo:text-align="justify" style:justify-single-word="false" fo:text-indent="1cm" style:auto-text-indent="false" style:text-autospace="none"/>
      <style:text-properties style:font-name="Times New Roman" fo:font-size="14pt" officeooo:paragraph-rsid="004c0a36" style:font-name-asian="Symbol" style:font-size-asian="14pt" style:font-name-complex="Times New Roman" style:font-size-complex="14pt"/>
    </style:style>
    <style:style style:name="P49" style:family="paragraph" style:parent-style-name="Standard">
      <style:paragraph-properties fo:margin-left="0cm" fo:margin-right="-0.011cm" fo:margin-top="0.212cm" fo:margin-bottom="0.106cm" loext:contextual-spacing="false" fo:line-height="120%" fo:text-align="justify" style:justify-single-word="false" fo:text-indent="1cm" style:auto-text-indent="false" style:text-autospace="none"/>
      <style:text-properties officeooo:paragraph-rsid="004c0a36" style:font-name-asian="Symbol"/>
    </style:style>
    <style:style style:name="P50" style:family="paragraph" style:parent-style-name="Standard">
      <style:paragraph-properties fo:margin-left="0cm" fo:margin-right="-0.011cm" fo:margin-top="0cm" fo:margin-bottom="0.106cm" loext:contextual-spacing="false" fo:line-height="120%" fo:text-align="justify" style:justify-single-word="false" fo:text-indent="1cm" style:auto-text-indent="false" style:text-autospace="none"/>
      <style:text-properties officeooo:paragraph-rsid="004c0a36" style:font-name-asian="Symbol"/>
    </style:style>
    <style:style style:name="P51" style:family="paragraph" style:parent-style-name="Standard">
      <style:paragraph-properties fo:margin-left="0cm" fo:margin-right="-0.005cm" fo:line-height="120%" fo:text-align="justify" style:justify-single-word="false" fo:text-indent="0cm" style:auto-text-indent="false" style:text-autospace="none"/>
      <style:text-properties officeooo:paragraph-rsid="004c0a36" style:font-name-asian="Symbol"/>
    </style:style>
    <style:style style:name="P52" style:family="paragraph" style:parent-style-name="Standard">
      <style:paragraph-properties fo:margin-left="0cm" fo:margin-right="-0.005cm" fo:line-height="120%" fo:text-align="justify" style:justify-single-word="false" fo:text-indent="0cm" style:auto-text-indent="false" style:text-autospace="none"/>
      <style:text-properties style:use-window-font-color="true" style:font-name="Times New Roman1" fo:font-size="14pt" fo:language="ru" fo:country="RU" fo:font-style="normal" officeooo:rsid="0048b77e" officeooo:paragraph-rsid="004c4b12" style:font-name-asian="Times New Roman2" style:font-size-asian="14pt" style:font-style-asian="normal" style:font-name-complex="Times New Roman2" style:font-size-complex="14pt" style:font-style-complex="normal"/>
    </style:style>
    <style:style style:name="P53" style:family="paragraph" style:parent-style-name="Standard">
      <style:paragraph-properties fo:margin-left="0cm" fo:margin-right="-0.011cm" fo:margin-top="0cm" fo:margin-bottom="0.106cm" loext:contextual-spacing="false" fo:line-height="120%" fo:text-align="justify" style:justify-single-word="false" fo:text-indent="0.97cm" style:auto-text-indent="false" style:text-autospace="none"/>
      <style:text-properties style:font-name="Times New Roman" fo:font-size="14pt" officeooo:paragraph-rsid="004c0a36" style:font-name-asian="Symbol" style:font-size-asian="14pt" style:font-name-complex="Times New Roman" style:font-size-complex="14pt"/>
    </style:style>
    <style:style style:name="P54" style:family="paragraph" style:parent-style-name="Standard">
      <style:paragraph-properties fo:margin-left="0cm" fo:margin-right="-0.005cm" fo:margin-top="0cm" fo:margin-bottom="0.392cm" loext:contextual-spacing="false" fo:line-height="120%" fo:text-align="justify" style:justify-single-word="false" fo:text-indent="1cm" style:auto-text-indent="false" style:text-autospace="none"/>
      <style:text-properties style:font-name="Times New Roman" fo:font-size="12pt" officeooo:paragraph-rsid="004c0a36" style:font-name-asian="Symbol" style:font-size-asian="12pt" style:font-name-complex="Times New Roman" style:font-size-complex="12pt"/>
    </style:style>
    <style:style style:name="P55" style:family="paragraph" style:parent-style-name="Standard">
      <style:paragraph-properties fo:margin-left="1cm" fo:margin-right="-0.005cm" fo:margin-top="0cm" fo:margin-bottom="0.392cm" loext:contextual-spacing="false" style:line-height-at-least="0.042cm" fo:text-indent="0cm" style:auto-text-indent="false" style:text-autospace="none"/>
      <style:text-properties officeooo:paragraph-rsid="004c0a36"/>
    </style:style>
    <style:style style:name="P56" style:family="paragraph" style:parent-style-name="Standard">
      <style:paragraph-properties fo:margin-left="1cm" fo:margin-right="-0.005cm" fo:margin-top="0cm" fo:margin-bottom="0.392cm" loext:contextual-spacing="false" style:line-height-at-least="0.042cm" fo:text-align="center" style:justify-single-word="false" fo:text-indent="0cm" style:auto-text-indent="false" style:text-autospace="none"/>
      <style:text-properties officeooo:paragraph-rsid="004c0a36" style:font-name-asian="Symbo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color="#000000" style:font-name="Times New Roman" fo:font-size="14pt" fo:language="ru" fo:country="RU" fo:font-style="normal" officeooo:rsid="00289535" officeooo:paragraph-rsid="004c0a36" fo:background-color="#ffffff" style:font-name-asian="Symbol" style:font-size-asian="14pt" style:language-asian="ru" style:country-asian="RU" style:font-style-asian="normal" style:font-name-complex="Times New Roman" style:font-size-complex="14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51eb49" officeooo:paragraph-rsid="0051eb49" style:font-name-asian="Times New Roman2" style:font-size-asian="14pt" style:font-name-complex="Times New Roman2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51eb49" officeooo:paragraph-rsid="0054e69f" style:font-name-asian="Times New Roman2" style:font-size-asian="14pt" style:font-name-complex="Times New Roman2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52e9ac" officeooo:paragraph-rsid="0052e9ac" style:font-name-asian="Times New Roman2" style:font-size-asian="14pt" style:font-name-complex="Times New Roman2" style:font-size-complex="14pt"/>
    </style:style>
    <style:style style:name="P61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1" fo:padding="0cm" fo:border="none"/>
      <style:text-properties fo:font-variant="small-caps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officeooo:paragraph-rsid="0050a045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Times New Roman1" fo:font-size="14pt" officeooo:rsid="0049de81" officeooo:paragraph-rsid="004e449e" style:font-name-asian="Times New Roman2" style:font-size-asian="14pt" style:font-name-complex="Times New Roman2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Times New Roman1" fo:font-size="14pt" officeooo:rsid="0049de81" officeooo:paragraph-rsid="0049de81" style:font-name-asian="Times New Roman2" style:font-size-asian="14pt" style:font-name-complex="Times New Roman2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style:font-name="Times New Roman1" fo:font-size="14pt" officeooo:rsid="0049de81" officeooo:paragraph-rsid="0050a045" style:font-name-asian="Times New Roman2" style:font-size-asian="14pt" style:font-name-complex="Times New Roman2" style:font-size-complex="14pt"/>
    </style:style>
    <style:style style:name="P67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Times New Roman1" fo:font-size="14pt" officeooo:rsid="0049de81" officeooo:paragraph-rsid="0050a045" style:font-name-asian="Times New Roman2" style:font-size-asian="14pt" style:font-name-complex="Times New Roman2" style:font-size-complex="14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fo:font-weight="bold" officeooo:paragraph-rsid="0033ebd5" style:font-name-asian="Times New Roman2" style:font-size-asian="14pt" style:font-weight-asian="bold" style:font-name-complex="Times New Roman2" style:font-size-complex="14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officeooo:paragraph-rsid="004e449e" style:font-name-asian="Times New Roman2" style:font-size-asian="14pt" style:font-name-complex="Times New Roman2" style:font-size-complex="14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language="ru" fo:country="RU" officeooo:paragraph-rsid="0016c9ac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48b77e" officeooo:paragraph-rsid="004e449e" style:font-name-asian="Courier New1" style:font-size-asian="10pt" style:font-name-complex="Courier New1" style:font-size-complex="10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paragraph-rsid="004e449e" style:font-name-asian="Courier New1" style:font-size-asian="10pt" style:font-name-complex="Courier New1" style:font-size-complex="10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font-weight="normal" officeooo:rsid="0051eb49" officeooo:paragraph-rsid="0051eb49" style:font-weight-asian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normal" officeooo:rsid="0051eb49" officeooo:paragraph-rsid="0051eb49" style:font-name-asian="Times New Roman2" style:font-size-asian="14pt" style:font-weight-asian="normal" style:font-name-complex="Times New Roman2" style:font-size-complex="14pt"/>
    </style:style>
    <style:style style:name="P76" style:family="paragraph" style:parent-style-name="Standard">
      <style:paragraph-properties fo:margin-left="0cm" fo:margin-right="-0.011cm" fo:margin-top="0cm" fo:margin-bottom="0cm" loext:contextual-spacing="false" fo:line-height="100%" fo:text-align="justify" style:justify-single-word="false" fo:text-indent="1cm" style:auto-text-indent="false" style:text-autospace="none"/>
      <style:text-properties style:font-name="Times New Roman" fo:font-size="14pt" officeooo:paragraph-rsid="004e449e" style:font-name-asian="Symbol" style:font-size-asian="14pt" style:font-name-complex="Times New Roman" style:font-size-complex="14pt"/>
    </style:style>
    <style:style style:name="P77" style:family="paragraph" style:parent-style-name="Standard">
      <style:paragraph-properties fo:margin-left="0cm" fo:margin-right="-0.011cm" fo:margin-top="0cm" fo:margin-bottom="0cm" loext:contextual-spacing="false" fo:line-height="100%" fo:text-align="justify" style:justify-single-word="false" fo:text-indent="1cm" style:auto-text-indent="false" fo:padding="0cm" fo:border="none" style:text-autospace="none"/>
      <style:text-properties fo:language="ru" fo:country="RU" officeooo:paragraph-rsid="004e449e" style:font-name-asian="Symbol"/>
    </style:style>
    <style:style style:name="P7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page-number="auto" fo:background-color="transparent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fo:color="#000000" style:font-name="Times New Roman" fo:font-size="14pt" fo:language="ru" fo:country="RU" officeooo:rsid="002a2700" officeooo:paragraph-rsid="0052f784" fo:background-color="#ffffff" style:font-name-asian="Symbol" style:font-size-asian="14pt" style:language-asian="ru" style:country-asian="RU" style:font-name-complex="Times New Roman" style:font-size-complex="14pt"/>
    </style:style>
    <style:style style:name="P80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8b77e"/>
    </style:style>
    <style:style style:name="P8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8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fo:font-size="10pt" officeooo:paragraph-rsid="002ab84d" style:font-size-asian="10pt" style:font-size-complex="10pt"/>
    </style:style>
    <style:style style:name="P8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style:font-name="Arial1" fo:font-size="10pt" fo:language="ru" fo:country="RU" fo:font-weight="normal" officeooo:rsid="000ffa94" style:font-name-asian="Times New Roman2" style:font-size-asian="10pt" style:font-weight-asian="normal" style:font-name-complex="Times New Roman2" style:font-size-complex="10pt" style:font-weight-complex="normal"/>
    </style:style>
    <style:style style:name="P8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88" style:family="paragraph">
      <loext:graphic-properties draw:fill="none" draw:fill-color="#ffffff"/>
      <style:paragraph-properties style:writing-mode="lr-tb"/>
    </style:style>
    <style:style style:name="P89" style:family="paragraph">
      <loext:graphic-properties draw:fill="none" draw:fill-color="#ffffff"/>
      <style:paragraph-properties fo:text-align="center" style:writing-mode="lr-tb"/>
    </style:style>
    <style:style style:name="P90" style:family="paragraph">
      <style:paragraph-properties style:writing-mode="lr-tb"/>
    </style:style>
    <style:style style:name="P91" style:family="paragraph">
      <style:paragraph-properties fo:margin-left="0cm" fo:margin-right="0cm" fo:margin-top="0.494cm" fo:margin-bottom="0.494cm" fo:text-align="start" fo:text-indent="0cm" style:line-break="strict"/>
    </style:style>
    <style:style style:name="P92" style:family="paragraph">
      <loext:graphic-properties draw:fill="none" draw:fill-color="#ffffff"/>
      <style:paragraph-properties fo:margin-left="0cm" fo:margin-right="0cm" fo:margin-top="0.494cm" fo:margin-bottom="0.494cm" fo:text-align="start" fo:text-indent="0cm" style:line-break="strict" style:writing-mode="lr-tb"/>
    </style:style>
    <style:style style:name="T1" style:family="text"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text-position="0% 100%" style:font-name="Times New Roman1" fo:font-size="14pt" fo:font-weight="bold" officeooo:rsid="002cc0a2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T4" style:family="text">
      <style:text-properties style:text-position="0% 100%" style:font-name="Times New Roman1" fo:font-size="14pt" style:font-name-asian="Times New Roman2" style:font-size-asian="14pt" style:font-name-complex="Times New Roman2" style:font-size-complex="14pt"/>
    </style:style>
    <style:style style:name="T5" style:family="text">
      <style:text-properties fo:font-variant="normal" fo:text-transform="non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font-variant="normal" fo:text-transform="none" style:text-position="0% 100%" style:font-name="Times New Roman1" fo:font-size="14pt" fo:language="ru" fo:country="RU" fo:font-weight="bold" officeooo:rsid="000ffa94" style:font-name-asian="Symbol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4e449e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T11" style:family="text">
      <style:text-properties style:font-name="Times New Roman1" fo:font-size="14pt" fo:font-style="italic" officeooo:rsid="003ae5d8" style:font-name-asian="Times New Roman2" style:font-size-asian="14pt" style:font-style-asian="italic" style:font-name-complex="Times New Roman2" style:font-size-complex="14pt"/>
    </style:style>
    <style:style style:name="T12" style:family="text">
      <style:text-properties style:font-name="Times New Roman1" fo:font-size="14pt" fo:font-style="italic" officeooo:rsid="004e449e" style:font-name-asian="Times New Roman2" style:font-size-asian="14pt" style:font-style-asian="italic" style:font-name-complex="Times New Roman2" style:font-size-complex="14pt"/>
    </style:style>
    <style:style style:name="T13" style:family="text">
      <style:text-properties style:font-name="Times New Roman1" fo:font-size="14pt" style:font-size-asian="14pt" style:font-name-complex="Times New Roman2" style:font-size-complex="14pt"/>
    </style:style>
    <style:style style:name="T14" style:family="text">
      <style:text-properties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15" style:family="text">
      <style:text-properties style:font-name="Times New Roman1" fo:font-size="14pt" officeooo:rsid="004e449e" fo:background-color="#ffffff" loext:char-shading-value="0" style:font-name-asian="Times New Roman2" style:font-size-asian="14pt" style:font-name-complex="Times New Roman2" style:font-size-complex="14pt"/>
    </style:style>
    <style:style style:name="T16" style:family="text">
      <style:text-properties fo:color="#ff0000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17" style:family="text">
      <style:text-properties fo:color="#ff0000" style:font-name="Times New Roman1" fo:font-size="14pt" style:font-name-asian="Times New Roman2" style:font-size-asian="14pt" style:font-name-complex="Times New Roman2" style:font-size-complex="14pt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0" style:family="text">
      <style:text-properties style:use-window-font-color="true" style:text-position="0% 100%" style:font-name="Times New Roman1" fo:font-size="14pt" fo:font-weight="bold" officeooo:rsid="004c0a36" style:font-name-asian="Times New Roman2" style:font-size-asian="14pt" style:font-weight-asian="bold" style:font-name-complex="Times New Roman2" style:font-size-complex="14pt"/>
    </style:style>
    <style:style style:name="T21" style:family="text">
      <style:text-properties style:use-window-font-color="true" style:text-position="0% 100%" style:font-name="Times New Roman1" fo:font-size="14pt" fo:font-weight="normal" officeooo:rsid="000ffa94" style:font-name-asian="Times New Roman2" style:font-size-asian="14pt" style:font-weight-asian="normal" style:font-name-complex="Times New Roman2" style:font-size-complex="14pt"/>
    </style:style>
    <style:style style:name="T22" style:family="text">
      <style:text-properties style:use-window-font-color="true" style:font-name="Times New Roman1" fo:font-size="14pt" officeooo:rsid="001b845c" style:font-name-asian="Times New Roman2" style:font-size-asian="14pt" style:font-name-complex="Times New Roman2" style:font-size-complex="14pt"/>
    </style:style>
    <style:style style:name="T23" style:family="text">
      <style:text-properties style:use-window-font-color="true" style:font-name="Times New Roman1" fo:font-size="14pt" officeooo:rsid="0048b77e" style:font-name-asian="Times New Roman2" style:font-size-asian="14pt" style:font-name-complex="Times New Roman2" style:font-size-complex="14pt"/>
    </style:style>
    <style:style style:name="T24" style:family="text">
      <style:text-properties style:use-window-font-color="true" style:font-name="Times New Roman1" fo:font-size="14pt" officeooo:rsid="0049de81" style:font-name-asian="Times New Roman2" style:font-size-asian="14pt" style:font-name-complex="Times New Roman2" style:font-size-complex="14pt"/>
    </style:style>
    <style:style style:name="T25" style:family="text">
      <style:text-properties style:use-window-font-color="true" style:font-name="Times New Roman1" fo:font-size="14pt" officeooo:rsid="004e449e" style:font-name-asian="Times New Roman2" style:font-size-asian="14pt" style:font-name-complex="Times New Roman2" style:font-size-complex="14pt"/>
    </style:style>
    <style:style style:name="T26" style:family="text">
      <style:text-properties style:use-window-font-color="true" style:font-name="Times New Roman1" fo:font-size="14pt" fo:font-style="normal" officeooo:rsid="0033ebd5" fo:background-color="#ffffff" loext:char-shading-value="0" style:font-size-asian="14pt" style:font-style-asian="normal" style:font-name-complex="Times New Roman2" style:font-size-complex="14pt" style:font-style-complex="normal"/>
    </style:style>
    <style:style style:name="T27" style:family="text">
      <style:text-properties style:use-window-font-color="true" style:font-name="Times New Roman1" fo:font-size="14pt" fo:font-style="normal" officeooo:rsid="0033ebd5" fo:background-color="#ffffff" loext:char-shading-value="0" style:font-name-asian="Symbol" style:font-size-asian="14pt" style:font-style-asian="normal" style:font-name-complex="Times New Roman2" style:font-size-complex="14pt" style:font-style-complex="normal"/>
    </style:style>
    <style:style style:name="T28" style:family="text">
      <style:text-properties style:use-window-font-color="true"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29" style:family="text">
      <style:text-properties style:use-window-font-color="true" style:font-name="Times New Roman1" fo:font-size="14pt" fo:font-style="normal" officeooo:rsid="004c0a36" style:font-size-asian="14pt" style:font-style-asian="normal" style:font-name-complex="Times New Roman2" style:font-size-complex="14pt" style:font-style-complex="normal"/>
    </style:style>
    <style:style style:name="T30" style:family="text">
      <style:text-properties style:use-window-font-color="true" officeooo:rsid="000ffa94"/>
    </style:style>
    <style:style style:name="T31" style:family="text">
      <style:text-properties style:use-window-font-color="true" style:font-name="Times New Roman" fo:font-size="14pt" fo:font-style="normal" officeooo:rsid="0033ebd5" fo:background-color="#ffffff" loext:char-shading-value="0" style:font-name-asian="Symbol" style:font-size-asian="14pt" style:font-style-asian="normal" style:font-name-complex="Times New Roman" style:font-size-complex="14pt" style:font-style-complex="normal"/>
    </style:style>
    <style:style style:name="T32" style:family="text">
      <style:text-properties style:use-window-font-color="true" fo:font-style="normal" officeooo:rsid="0033ebd5" fo:background-color="#ffffff" loext:char-shading-value="0" style:font-style-asian="normal" style:font-style-complex="normal"/>
    </style:style>
    <style:style style:name="T33" style:family="text">
      <style:text-properties style:use-window-font-color="true" fo:language="en" fo:country="US" fo:font-style="italic" officeooo:rsid="0033ebd5" fo:background-color="#ffffff" loext:char-shading-value="0" style:font-style-asian="italic" style:font-style-complex="normal"/>
    </style:style>
    <style:style style:name="T34" style:family="text">
      <style:text-properties style:use-window-font-color="true" fo:language="en" fo:country="US" fo:font-style="italic" officeooo:rsid="004c0a36" fo:background-color="#ffffff" loext:char-shading-value="0" style:font-style-asian="italic" style:font-style-complex="normal"/>
    </style:style>
    <style:style style:name="T35" style:family="text">
      <style:text-properties style:use-window-font-color="true" officeooo:rsid="0048b77e"/>
    </style:style>
    <style:style style:name="T36" style:family="text">
      <style:text-properties style:use-window-font-color="true" officeooo:rsid="004e449e"/>
    </style:style>
    <style:style style:name="T37" style:family="text">
      <style:text-properties fo:color="#800080"/>
    </style:style>
    <style:style style:name="T38" style:family="text">
      <style:text-properties fo:color="#800080" style:font-name="Times New Roman1" fo:font-size="14pt" officeooo:rsid="0048b77e" style:font-name-asian="Times New Roman2" style:font-size-asian="14pt" style:font-name-complex="Times New Roman2" style:font-size-complex="14pt"/>
    </style:style>
    <style:style style:name="T39" style:family="text">
      <style:text-properties fo:color="#800080" style:font-name="Times New Roman1" fo:font-size="14pt" officeooo:rsid="0049de81" style:font-name-asian="Times New Roman2" style:font-size-asian="14pt" style:font-name-complex="Times New Roman2" style:font-size-complex="14pt"/>
    </style:style>
    <style:style style:name="T40" style:family="text">
      <style:text-properties fo:color="#800080" style:font-name="Times New Roman1" fo:font-size="14pt" style:font-size-asian="14pt" style:font-size-complex="14pt"/>
    </style:style>
    <style:style style:name="T41" style:family="text">
      <style:text-properties fo:color="#808000"/>
    </style:style>
    <style:style style:name="T42" style:family="text">
      <style:text-properties fo:color="#808000" style:font-name="Times New Roman1" fo:font-size="14pt" style:font-name-asian="Times New Roman2" style:font-size-asian="14pt" style:font-name-complex="Times New Roman2" style:font-size-complex="14pt"/>
    </style:style>
    <style:style style:name="T43" style:family="text">
      <style:text-properties fo:color="#808000" style:font-name="Times New Roman1" fo:font-size="14pt" officeooo:rsid="0049de81" style:font-name-asian="Times New Roman2" style:font-size-asian="14pt" style:font-name-complex="Times New Roman2" style:font-size-complex="14pt"/>
    </style:style>
    <style:style style:name="T44" style:family="text">
      <style:text-properties fo:color="#808000" style:font-name="Times New Roman1" fo:font-size="14pt" officeooo:rsid="0050a045" style:font-name-asian="Times New Roman2" style:font-size-asian="14pt" style:font-name-complex="Times New Roman2" style:font-size-complex="14pt"/>
    </style:style>
    <style:style style:name="T45" style:family="text">
      <style:text-properties fo:color="#808000" style:font-name="Times New Roman1" fo:font-size="14pt" style:font-size-asian="14pt" style:font-size-complex="14pt"/>
    </style:style>
    <style:style style:name="T46" style:family="text">
      <style:text-properties fo:color="#c0c0c0"/>
    </style:style>
    <style:style style:name="T47" style:family="text">
      <style:text-properties fo:color="#c0c0c0" style:font-name="Times New Roman1" fo:font-size="14pt" officeooo:rsid="0048b77e" style:font-name-asian="Times New Roman2" style:font-size-asian="14pt" style:font-name-complex="Times New Roman2" style:font-size-complex="14pt"/>
    </style:style>
    <style:style style:name="T48" style:family="text">
      <style:text-properties fo:color="#c0c0c0" style:font-name="Times New Roman1" fo:font-size="14pt" officeooo:rsid="0049de81" style:font-name-asian="Times New Roman2" style:font-size-asian="14pt" style:font-name-complex="Times New Roman2" style:font-size-complex="14pt"/>
    </style:style>
    <style:style style:name="T49" style:family="text">
      <style:text-properties fo:color="#c0c0c0" style:font-name="Times New Roman1" fo:font-size="14pt" style:font-size-asian="14pt" style:font-size-complex="14pt"/>
    </style:style>
    <style:style style:name="T50" style:family="text">
      <style:text-properties fo:color="#000000"/>
    </style:style>
    <style:style style:name="T51" style:family="text">
      <style:text-properties fo:color="#000000" style:font-name="Times New Roman1" fo:font-size="14pt" officeooo:rsid="0048b77e" style:font-name-asian="Times New Roman2" style:font-size-asian="14pt" style:font-name-complex="Times New Roman2" style:font-size-complex="14pt"/>
    </style:style>
    <style:style style:name="T52" style:family="text">
      <style:text-properties fo:color="#000000" style:font-name="Times New Roman1" fo:font-size="14pt" officeooo:rsid="0049de81" style:font-name-asian="Times New Roman2" style:font-size-asian="14pt" style:font-name-complex="Times New Roman2" style:font-size-complex="14pt"/>
    </style:style>
    <style:style style:name="T53" style:family="text">
      <style:text-properties fo:color="#000000" style:font-name="Times New Roman1" fo:font-size="14pt" style:font-size-asian="14pt" style:font-size-complex="14pt"/>
    </style:style>
    <style:style style:name="T54" style:family="text">
      <style:text-properties fo:color="#000000" style:font-name="Times New Roman1" fo:font-size="14pt" officeooo:rsid="004ed381" style:font-size-asian="14pt" style:font-size-complex="14pt"/>
    </style:style>
    <style:style style:name="T55" style:family="text">
      <style:text-properties fo:color="#000000" style:font-name="Times New Roman1" fo:font-size="14pt" officeooo:rsid="0050a045" style:font-size-asian="14pt" style:font-size-complex="14pt"/>
    </style:style>
    <style:style style:name="T56" style:family="text">
      <style:text-properties officeooo:rsid="001ed491"/>
    </style:style>
    <style:style style:name="T57" style:family="text">
      <style:text-properties fo:color="#008000"/>
    </style:style>
    <style:style style:name="T58" style:family="text">
      <style:text-properties fo:color="#000080"/>
    </style:style>
    <style:style style:name="T59" style:family="text">
      <style:text-properties fo:language="ru" fo:country="RU"/>
    </style:style>
    <style:style style:name="T60" style:family="text">
      <style:text-properties fo:language="ru" fo:country="RU" fo:font-style="normal" fo:font-weight="normal" officeooo:rsid="003f1e48" style:font-style-asian="normal" style:font-weight-asian="normal" style:font-style-complex="normal" style:font-weight-complex="normal"/>
    </style:style>
    <style:style style:name="T61" style:family="text">
      <style:text-properties fo:language="ru" fo:country="RU" style:font-name-complex="Times New Roman"/>
    </style:style>
    <style:style style:name="T62" style:family="text">
      <style:text-properties fo:language="ru" fo:country="RU" officeooo:rsid="004bb00d" style:font-name-complex="Times New Roman"/>
    </style:style>
    <style:style style:name="T63" style:family="text">
      <style:text-properties fo:language="ru" fo:country="RU" officeooo:rsid="003f1e48"/>
    </style:style>
    <style:style style:name="T64" style:family="text">
      <style:text-properties fo:language="ru" fo:country="RU" fo:font-weight="normal" style:language-asian="ru" style:country-asian="RU" style:font-weight-asian="normal" style:font-weight-complex="normal"/>
    </style:style>
    <style:style style:name="T65" style:family="text">
      <style:text-properties fo:language="ru" fo:country="RU" officeooo:rsid="004e449e"/>
    </style:style>
    <style:style style:name="T66" style:family="text">
      <style:text-properties fo:color="#800000"/>
    </style:style>
    <style:style style:name="T67" style:family="text">
      <style:text-properties style:font-name="Times New Roman" fo:language="ru" fo:country="RU" style:font-name-complex="Times New Roman"/>
    </style:style>
    <style:style style:name="T68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69" style:family="text">
      <style:text-properties style:font-name="Times New Roman" fo:font-size="14pt" fo:language="ru" fo:country="RU" fo:font-weight="bold" style:font-name-asian="Symbol" style:font-size-asian="14pt" style:language-asian="ru" style:country-asian="RU" style:font-weight-asian="bold" style:font-name-complex="Times New Roman" style:font-size-complex="14pt" style:font-weight-complex="bold"/>
    </style:style>
    <style:style style:name="T70" style:family="text">
      <style:text-properties style:font-name="Times New Roman" fo:font-size="14pt" fo:language="ru" fo:country="RU" fo:font-weight="normal" style:font-name-asian="Times New Roman2" style:font-size-asian="14pt" style:language-asian="ru" style:country-asian="RU" style:font-weight-asian="normal" style:font-name-complex="Times New Roman" style:font-size-complex="14pt" style:font-weight-complex="normal"/>
    </style:style>
    <style:style style:name="T71" style:family="text">
      <style:text-properties style:font-name="Times New Roman" fo:font-size="14pt" style:font-size-asian="14pt" style:font-name-complex="Times New Roman" style:font-size-complex="14pt"/>
    </style:style>
    <style:style style:name="T72" style:family="text">
      <style:text-properties style:font-name="Times New Roman" fo:font-size="14pt" officeooo:rsid="004c0a36" style:font-size-asian="14pt" style:font-name-complex="Times New Roman" style:font-size-complex="14pt"/>
    </style:style>
    <style:style style:name="T73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74" style:family="text">
      <style:text-properties style:font-name="Times New Roman" fo:font-size="14pt" fo:language="en" fo:country="US" fo:font-style="italic" officeooo:rsid="004e449e" style:font-name-asian="Times New Roman2" style:font-size-asian="14pt" style:font-style-asian="italic" style:font-name-complex="Times New Roman" style:font-size-complex="14pt"/>
    </style:style>
    <style:style style:name="T75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76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77" style:family="text">
      <style:text-properties style:font-name="Times New Roman" fo:font-size="14pt" officeooo:rsid="004e449e" style:font-name-asian="Times New Roman2" style:font-size-asian="14pt" style:font-name-complex="Times New Roman" style:font-size-complex="14pt"/>
    </style:style>
    <style:style style:name="T78" style:family="text">
      <style:text-properties fo:font-size="12pt" fo:language="ru" fo:country="RU" style:font-size-asian="12pt" style:font-name-complex="Times New Roman" style:font-size-complex="12pt"/>
    </style:style>
    <style:style style:name="T79" style:family="text">
      <style:text-properties fo:font-size="12pt" fo:language="ru" fo:country="RU" fo:background-color="transparent" loext:char-shading-value="0" style:font-size-asian="12pt" style:font-name-complex="Times New Roman" style:font-size-complex="12pt"/>
    </style:style>
    <style:style style:name="T80" style:family="text">
      <style:text-properties fo:font-size="12pt" fo:language="en" fo:country="US" style:font-size-asian="12pt" style:font-name-complex="Times New Roman" style:font-size-complex="12pt"/>
    </style:style>
    <style:style style:name="T81" style:family="text">
      <style:text-properties fo:font-size="12pt" style:font-size-asian="12pt" style:font-name-complex="Times New Roman" style:font-size-complex="12pt"/>
    </style:style>
    <style:style style:name="T82" style:family="text">
      <style:text-properties fo:font-size="12pt" style:font-name-asian="Times New Roman" style:font-size-asian="12pt" style:font-name-complex="Times New Roman" style:font-size-complex="12pt"/>
    </style:style>
    <style:style style:name="T83" style:family="text">
      <style:text-properties fo:font-size="12pt" fo:background-color="transparent" loext:char-shading-value="0" style:font-size-asian="12pt" style:font-name-complex="Times New Roman" style:font-size-complex="12pt"/>
    </style:style>
    <style:style style:name="T84" style:family="text">
      <style:text-properties officeooo:rsid="0048b77e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52f784" style:font-style-asian="normal" style:font-weight-asian="normal" style:font-style-complex="normal" style:font-weight-complex="normal"/>
    </style:style>
    <style:style style:name="T87" style:family="text">
      <style:text-properties style:font-name="SimSun" fo:font-size="14pt" fo:language="ru" fo:country="RU" fo:font-weight="normal" style:font-name-asian="SimSun" style:font-size-asian="14pt" style:language-asian="ru" style:country-asian="RU" style:font-weight-asian="normal" style:font-name-complex="SimSun" style:font-size-complex="14pt" style:font-weight-complex="normal"/>
    </style:style>
    <style:style style:name="T88" style:family="text">
      <style:text-properties fo:language="en" fo:country="US" fo:font-weight="normal" style:language-asian="ru" style:country-asian="RU" style:font-weight-asian="normal" style:font-weight-complex="normal"/>
    </style:style>
    <style:style style:name="T89" style:family="text">
      <style:text-properties fo:language="en" fo:country="US" fo:font-weight="normal" style:font-weight-asian="normal" style:font-weight-complex="normal"/>
    </style:style>
    <style:style style:name="T90" style:family="text">
      <style:text-properties fo:language="en" fo:country="US" fo:font-weight="bold" style:font-weight-asian="bold" style:font-weight-complex="bold"/>
    </style:style>
    <style:style style:name="T91" style:family="text">
      <style:text-properties style:font-name-asian="Symbol"/>
    </style:style>
    <style:style style:name="T92" style:family="text">
      <style:text-properties style:text-position="sub 58%" style:font-name="Times New Roman" fo:font-size="14pt" style:font-size-asian="14pt" style:font-name-complex="Times New Roman" style:font-size-complex="14pt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officeooo:rsid="004c4b12"/>
    </style:style>
    <style:style style:name="T96" style:family="text">
      <style:text-properties officeooo:rsid="004e449e"/>
    </style:style>
    <style:style style:name="T97" style:family="text">
      <style:text-properties officeooo:rsid="004ed381"/>
    </style:style>
    <style:style style:name="T98" style:family="text">
      <style:text-properties style:font-name="Times New Roman1" fo:font-size="14pt" style:font-size-asian="14pt" style:font-size-complex="14pt"/>
    </style:style>
    <style:style style:name="T99" style:family="text">
      <style:text-properties officeooo:rsid="0050a045"/>
    </style:style>
    <style:style style:name="T100" style:family="text">
      <style:text-properties officeooo:rsid="0052e9ac"/>
    </style:style>
    <style:style style:name="T101" style:family="text">
      <style:text-properties officeooo:rsid="0052f784"/>
    </style:style>
    <style:style style:name="T102" style:family="text">
      <style:text-properties officeooo:rsid="0054e69f"/>
    </style:style>
    <style:style style:name="T103" style:family="text">
      <style:text-properties style:use-window-font-color="true" style:font-name="Times New Roman" fo:font-size="10.5pt" fo:language="ru" fo:country="RU" style:font-name-asian="Times New Roman" style:font-size-asian="10.5pt" style:language-asian="ar" style:country-asian="SA" style:font-name-complex="Times New Roman" style:font-size-complex="11pt" style:language-complex="ar" style:country-complex="SA"/>
    </style:style>
    <style:style style:name="T104" style:family="text">
      <style:text-properties style:use-window-font-color="true" style:font-name="Times New Roman" fo:font-size="10.5pt" fo:language="en" fo:country="US" style:font-name-asian="Times New Roman" style:font-size-asian="10.5pt" style:language-asian="ar" style:country-asian="SA" style:font-name-complex="Times New Roman" style:font-size-complex="11pt" style:language-complex="ar" style:country-complex="SA"/>
    </style:style>
    <style:style style:name="T105" style:family="text">
      <style:text-properties fo:color="#000000" style:font-name="Times New Roman" fo:font-size="12pt" fo:language="en" fo:country="US" style:letter-kerning="true" style:font-name-asian="SimSun" style:font-size-asian="12pt" style:language-asian="zh" style:country-asian="CN" style:font-name-complex="Times New Roman" style:font-size-complex="12pt" style:language-complex="ar" style:country-complex="none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min-height="2.394cm" fo:min-width="13.877cm" fo:padding-top="0.229cm" fo:padding-bottom="0.229cm" fo:padding-left="0.441cm" fo:padding-right="0.441cm" fo:wrap-option="no-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6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left" draw:textarea-vertical-align="top" draw:auto-grow-height="tru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МИНОБРНАУКИ РОССИИ</text:p>
      <text:p text:style-name="P27">САНКТ-ПЕТЕРБУРГСКИЙ ГОСУДАРСТВЕННЫЙ</text:p>
      <text:p text:style-name="P27">ЭЛЕКТРОТЕХНИЧЕСКИЙ УНИВЕРСИТЕТ</text:p>
      <text:p text:style-name="P27">«ЛЭТИ» ИМ. В.И. УЛЬЯНОВА (ЛЕНИНА)</text:p>
      <text:p text:style-name="P21"><text:span text:style-name="T1">Кафедра </text:span><text:span text:style-name="T7">МО ЭВМ</text:span></text:p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ОТЧЕТ</text:p>
      <text:p text:style-name="P21"><text:span text:style-name="T1">по лабораторной работе</text:span><text:span text:style-name="T16"> </text:span><text:span text:style-name="T19">№</text:span><text:span text:style-name="T20">4</text:span></text:p>
      <text:p text:style-name="P21"><text:span text:style-name="T1">по дисциплине «</text:span><text:span text:style-name="T2">Алгоритмы и структуры данных</text:span><text:span text:style-name="T1">»</text:span></text:p>
      <text:p text:style-name="P22"><text:span text:style-name="T5">Тема: <text:s/></text:span><text:span text:style-name="T6">Программирование алгоритмов с бинарными деревьями</text:span></text:p>
      <text:p text:style-name="P24"/>
      <text:p text:style-name="P24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text:span text:style-name="T3">Студент гр. </text:span><text:span text:style-name="T21">6383</text:span></text:p>
          </table:table-cell>
          <table:table-cell table:style-name="Table1.B1" office:value-type="string">
            <text:p text:style-name="P23"/>
          </table:table-cell>
          <table:table-cell table:style-name="Table1.A1" office:value-type="string">
            <text:p text:style-name="P26">Тимофеев Д. А.</text:p>
          </table:table-cell>
        </table:table-row>
        <table:table-row table:style-name="Table1.1">
          <table:table-cell table:style-name="Table1.A1" office:value-type="string">
            <text:p text:style-name="P23">Преподаватель</text:p>
          </table:table-cell>
          <table:table-cell table:style-name="Table1.B2" office:value-type="string">
            <text:p text:style-name="P23"/>
          </table:table-cell>
          <table:table-cell table:style-name="Table1.A1" office:value-type="string">
            <text:p text:style-name="P21"><text:span text:style-name="T8">Шолохова О</text:span><text:span text:style-name="T3">. М.</text:span></text:p>
          </table:table-cell>
        </table:table-row>
      </table:table>
      <text:p text:style-name="P24"/>
      <text:p text:style-name="P24"/>
      <text:p text:style-name="P24"/>
      <text:p text:style-name="P24"/>
      <text:p text:style-name="P24">Санкт-Петербург</text:p>
      <text:p text:style-name="P24"><text:span text:style-name="T18">201</text:span><text:span text:style-name="T30">7</text:span></text:p>
      <text:p text:style-name="P46">Цель работы.</text:p>
      <text:p text:style-name="P33"><text:span text:style-name="T85">П</text:span>ознакомиться с такой часто используемой на практике, особенно при решении задач кодирования и поиска, <text:s/>нелинейной структурой данных, как бинарное дерево, способами е<text:span text:style-name="T101">го</text:span> представления и реализации, получить навыки решения задач обработки бинарных деревьев.</text:p>
      <text:p text:style-name="P5"/>
      <text:p text:style-name="P68">Постановка задачи.</text:p>
      <text:p text:style-name="P12"><text:span text:style-name="T13">Зад</text:span><text:span text:style-name="T14">а</text:span><text:span text:style-name="T28">ние: </text:span><text:span text:style-name="T29">9.И</text:span><text:span text:style-name="T26">. </text:span></text:p>
      <text:p text:style-name="P12"><text:span text:style-name="T27"><text:tab/></text:span><text:span text:style-name="T31">Формулу вида</text:span></text:p>
      <text:p text:style-name="P48">&lt; формула &gt; ::= &lt; терминал &gt; | ( &lt; формула &gt; <text:s/>&lt; знак &gt; <text:s/>&lt; формула &gt; )</text:p>
      <text:p text:style-name="P48">&lt; знак &gt; ::= + | - | *</text:p>
      <text:p text:style-name="P49"><text:span text:style-name="T71">&lt; терминал &gt; ::= <text:s/>0 | 1 | ... | 9 | </text:span><text:span text:style-name="T73">a</text:span><text:span text:style-name="T71"> | </text:span><text:span text:style-name="T73">b</text:span><text:span text:style-name="T71"> | ... | </text:span><text:span text:style-name="T73">z</text:span></text:p>
      <text:p text:style-name="P51"><text:span text:style-name="T71">можно представить в виде бинарного дерева («</text:span><text:span text:style-name="T75">дерева-формулы</text:span><text:span text:style-name="T71">») с элементами типа</text:span><text:span text:style-name="T76"> </text:span><text:span text:style-name="T73">char</text:span><text:span text:style-name="T71"> согласно следующим правилам:</text:span></text:p>
      <text:p text:style-name="P53">- формула из одного терминала представляется деревом из одной вершины с этим терминалом;</text:p>
      <text:p text:style-name="P50"><text:span text:style-name="T71">- формула вида (</text:span><text:span text:style-name="T73">f</text:span><text:span text:style-name="T92">1</text:span><text:span text:style-name="T71"> </text:span><text:span text:style-name="T73">s</text:span><text:span text:style-name="T71"> </text:span><text:span text:style-name="T73">f</text:span><text:span text:style-name="T92">2</text:span><text:span text:style-name="T71">) представляется деревом, в <text:s/>котором корень - это знак </text:span><text:span text:style-name="T73">s</text:span><text:span text:style-name="T71">, а левое и правое поддеревья - соответствующие представления формул </text:span><text:span text:style-name="T73">f</text:span><text:span text:style-name="T92">1</text:span><text:span text:style-name="T71"> и </text:span><text:span text:style-name="T73">f</text:span><text:span text:style-name="T92">2</text:span><text:span text:style-name="T71">. Например, формула (5*(</text:span><text:span text:style-name="T73">a </text:span><text:span text:style-name="T71">+ 3)) представляется деревом-формулой, показанной на рис</text:span><text:span text:style-name="T72">.</text:span><text:span text:style-name="T71"> </text:span><text:span text:style-name="T68">П4</text:span><text:span text:style-name="T71">.1.</text:span></text:p>
      <text:p text:style-name="P54"/>
      <text:p text:style-name="P55"><text:span text:style-name="T91"><draw:g text:anchor-type="as-char" svg:y="0cm" draw:z-index="0" draw:name="Группа 2" draw:style-name="gr1"><draw:custom-shape draw:name="Прямоугольник 1484" draw:style-name="gr2" draw:text-style-name="P88" svg:width="14.759cm" svg:height="2.853cm" svg:x="0cm" svg:y="0.002cm"><text:p/><draw:enhanced-geometry svg:viewBox="0 0 21600 21600" draw:type="rectangle" draw:enhanced-path="M 0 0 L 21600 0 21600 21600 0 21600 0 0 Z N"/></draw:custom-shape><draw:g draw:name="Группа 4" draw:style-name="gr3"><draw:line draw:name="Линия 5" draw:style-name="gr4" draw:text-style-name="P89" svg:x1="7.193cm" svg:y1="0.425cm" svg:x2="9.057cm" svg:y2="1.076cm"><text:p/></draw:line><draw:line draw:name="Линия 6" draw:style-name="gr4" draw:text-style-name="P89" svg:x1="6.163cm" svg:y1="0.425cm" svg:x2="4.018cm" svg:y2="1.076cm"><text:p/></draw:line><draw:line draw:name="Линия 7" draw:style-name="gr4" draw:text-style-name="P89" svg:x1="9.09cm" svg:y1="1.695cm" svg:x2="7.825cm" svg:y2="2.326cm"><text:p/></draw:line><draw:line draw:name="Линия 8" draw:style-name="gr4" draw:text-style-name="P89" svg:x1="9.731cm" svg:y1="1.695cm" svg:x2="10.788cm" svg:y2="2.323cm"><text:p/></draw:line><draw:frame draw:style-name="gr5" draw:text-style-name="P88" svg:width="0.842cm" svg:height="0.74cm" svg:x="6.343cm" svg:y="0cm"><draw:text-box><text:p text:style-name="P90"><text:span text:style-name="T103">*</text:span></text:p></draw:text-box></draw:frame><draw:frame draw:style-name="gr5" draw:text-style-name="P88" svg:width="0.842cm" svg:height="0.74cm" svg:x="3.171cm" svg:y="1.058cm"><draw:text-box><text:p text:style-name="P90"><text:span text:style-name="T103">5</text:span></text:p></draw:text-box></draw:frame><draw:frame draw:style-name="gr5" draw:text-style-name="P88" svg:width="0.842cm" svg:height="0.74cm" svg:x="6.978cm" svg:y="2.113cm"><draw:text-box><text:p text:style-name="P90"><text:span text:style-name="T104">a</text:span></text:p></draw:text-box></draw:frame><draw:frame draw:style-name="gr5" draw:text-style-name="P88" svg:width="0.84cm" svg:height="0.74cm" svg:x="9.096cm" svg:y="1.058cm"><draw:text-box><text:p text:style-name="P90"><text:span text:style-name="T103">+</text:span></text:p></draw:text-box></draw:frame><draw:frame draw:style-name="gr5" draw:text-style-name="P88" svg:width="0.842cm" svg:height="0.74cm" svg:x="10.786cm" svg:y="2.113cm"><draw:text-box><text:p text:style-name="P90"><text:span text:style-name="T104">3</text:span></text:p></draw:text-box></draw:frame></draw:g></draw:g></text:span><text:span text:style-name="T82"> </text:span></text:p>
      <text:p text:style-name="P56"><text:span text:style-name="T81">Рис</text:span><text:span text:style-name="T83">. </text:span><text:span text:style-name="T79">П</text:span><text:span text:style-name="T78">4</text:span><text:span text:style-name="T81">.1. Дерево-формул</text:span><text:span text:style-name="T80">a</text:span></text:p>
      <text:p text:style-name="P13"><text:span text:style-name="T31">Требуется: </text:span><text:span text:style-name="T32">построить дерево-формулу </text:span><text:span text:style-name="T33">t</text:span><text:span text:style-name="T32">1 - производную дерева-формулы </text:span><text:span text:style-name="T34">t</text:span><text:span text:style-name="T32"> по заданной переменной.</text:span></text:p>
      <text:p text:style-name="P10"/>
      <text:p text:style-name="P44">Основные теоретические положения.</text:p>
      <text:p text:style-name="P8"><text:span text:style-name="T8"><text:tab/></text:span><text:span text:style-name="T69">Бинарное дерево </text:span><text:span text:style-name="T87">－</text:span><text:span text:style-name="T70"> это конечное множество узлов, которое либо пусто, либо состоит из корня и двух непересекающихся бинарных деревьев, называемых правым поддеревом и левым поддеревом. </text:span></text:p>
      <text:p text:style-name="P37">Примером может служить структура на рисунке 4.2.</text:p>
      <text:p text:style-name="P40"/>
      <text:p text:style-name="P36"><draw:g text:anchor-type="char" draw:z-index="1" draw:name="Group 4" draw:style-name="gr6"><draw:custom-shape draw:name="AutoShape 5" draw:style-name="gr7" draw:text-style-name="P88" svg:width="14.378cm" svg:height="3.763cm" svg:x="0.741cm" svg:y="0.163cm"><text:p/><draw:enhanced-geometry svg:viewBox="0 0 21600 21600" draw:type="rectangle" draw:enhanced-path="M 0 0 L 21600 0 21600 21600 0 21600 0 0 Z N"/></draw:custom-shape><draw:g draw:name="Group 6" draw:style-name="gr3"><draw:frame draw:style-name="gr5" draw:text-style-name="P92" svg:width="0.542cm" svg:height="1.396cm" svg:x="6.745cm" svg:y="0.161cm"><draw:text-box><text:p text:style-name="P91"><text:span text:style-name="T105">a</text:span></text:p></draw:text-box></draw:frame><draw:frame draw:style-name="gr5" draw:text-style-name="P92" svg:width="0.542cm" svg:height="1.396cm" svg:x="9.112cm" svg:y="1.015cm"><draw:text-box><text:p text:style-name="P91"><text:span text:style-name="T105">c</text:span></text:p></draw:text-box></draw:frame><draw:frame draw:style-name="gr5" draw:text-style-name="P92" svg:width="0.549cm" svg:height="1.396cm" svg:x="4.925cm" svg:y="1.015cm"><draw:text-box><text:p text:style-name="P91"><text:span text:style-name="T105">b</text:span></text:p></draw:text-box></draw:frame><draw:frame draw:style-name="gr5" draw:text-style-name="P92" svg:width="0.548cm" svg:height="1.396cm" svg:x="8.021cm" svg:y="1.867cm"><draw:text-box><text:p text:style-name="P91"><text:span text:style-name="T105">f</text:span></text:p></draw:text-box></draw:frame><draw:frame draw:style-name="gr5" draw:text-style-name="P92" svg:width="0.729cm" svg:height="1.396cm" svg:x="3.833cm" svg:y="1.867cm"><draw:text-box><text:p text:style-name="P91"><text:span text:style-name="T105">d</text:span></text:p></draw:text-box></draw:frame><draw:frame draw:style-name="gr5" draw:text-style-name="P92" svg:width="0.542cm" svg:height="1.396cm" svg:x="4.743cm" svg:y="2.576cm"><draw:text-box><text:p text:style-name="P91"><text:span text:style-name="T105">h</text:span></text:p></draw:text-box></draw:frame><draw:frame draw:style-name="gr5" draw:text-style-name="P92" svg:width="0.542cm" svg:height="1.396cm" svg:x="6.019cm" svg:y="1.867cm"><draw:text-box><text:p text:style-name="P91"><text:span text:style-name="T105">e</text:span></text:p></draw:text-box></draw:frame><draw:frame draw:style-name="gr5" draw:text-style-name="P92" svg:width="0.549cm" svg:height="1.396cm" svg:x="8.747cm" svg:y="2.717cm"><draw:text-box><text:p text:style-name="P91"><text:span text:style-name="T105">j</text:span></text:p></draw:text-box></draw:frame><draw:frame draw:style-name="gr5" draw:text-style-name="P92" svg:width="0.548cm" svg:height="1.396cm" svg:x="10.204cm" svg:y="1.724cm"><draw:text-box><text:p text:style-name="P91"><text:span text:style-name="T105">g</text:span></text:p></draw:text-box></draw:frame><draw:frame draw:style-name="gr5" draw:text-style-name="P92" svg:width="0.542cm" svg:height="1.396cm" svg:x="7.289cm" svg:y="2.717cm"><draw:text-box><text:p text:style-name="P91"><text:span text:style-name="T105">i</text:span></text:p></draw:text-box></draw:frame><draw:line draw:name="Line 17" draw:style-name="gr8" draw:text-style-name="P89" svg:x1="6.745cm" svg:y1="0.589cm" svg:x2="5.475cm" svg:y2="1.155cm"><text:p/></draw:line><draw:line draw:name="Line 18" draw:style-name="gr8" draw:text-style-name="P89" svg:x1="7.29cm" svg:y1="0.589cm" svg:x2="9.112cm" svg:y2="1.155cm"><text:p/></draw:line><draw:line draw:name="Line 19" draw:style-name="gr8" draw:text-style-name="P89" svg:x1="5.059cm" svg:y1="1.378cm" svg:x2="4.332cm" svg:y2="1.803cm"><text:p/></draw:line><draw:line draw:name="Line 20" draw:style-name="gr8" draw:text-style-name="P89" svg:x1="5.47cm" svg:y1="1.441cm" svg:x2="6.197cm" svg:y2="1.866cm"><text:p/></draw:line><draw:line draw:name="Line 21" draw:style-name="gr8" draw:text-style-name="P89" svg:x1="9.113cm" svg:y1="1.441cm" svg:x2="8.564cm" svg:y2="2.009cm"><text:p/></draw:line><draw:line draw:name="Line 22" draw:style-name="gr8" draw:text-style-name="P89" svg:x1="9.657cm" svg:y1="1.441cm" svg:x2="10.384cm" svg:y2="1.866cm"><text:p/></draw:line><draw:line draw:name="Line 23" draw:style-name="gr8" draw:text-style-name="P89" svg:x1="4.383cm" svg:y1="2.29cm" svg:x2="4.746cm" svg:y2="2.574cm"><text:p/></draw:line><draw:line draw:name="Line 24" draw:style-name="gr8" draw:text-style-name="P89" svg:x1="8.017cm" svg:y1="2.436cm" svg:x2="7.654cm" svg:y2="2.72cm"><text:p/></draw:line><draw:line draw:name="Line 25" draw:style-name="gr8" draw:text-style-name="P89" svg:x1="8.567cm" svg:y1="2.436cm" svg:x2="8.93cm" svg:y2="2.72cm"><text:p/></draw:line><draw:frame draw:style-name="gr5" draw:text-style-name="P92" svg:width="0.542cm" svg:height="1.396cm" svg:x="10.931cm" svg:y="2.717cm"><draw:text-box><text:p text:style-name="P91"><text:span text:style-name="T105">k</text:span></text:p></draw:text-box></draw:frame><draw:frame draw:style-name="gr5" draw:text-style-name="P92" svg:width="0.548cm" svg:height="1.396cm" svg:x="10.386cm" svg:y="3.424cm"><draw:text-box><text:p text:style-name="P91"><text:span text:style-name="T105">l</text:span></text:p></draw:text-box></draw:frame><draw:line draw:name="Line 28" draw:style-name="gr8" draw:text-style-name="P89" svg:x1="10.749cm" svg:y1="2.293cm" svg:x2="11.112cm" svg:y2="2.718cm"><text:p/></draw:line><draw:line draw:name="Line 29" draw:style-name="gr8" draw:text-style-name="P89" svg:x1="11.112cm" svg:y1="3.145cm" svg:x2="10.749cm" svg:y2="3.429cm"><text:p/></draw:line></draw:g></draw:g></text:p>
      <text:p text:style-name="P36"/>
      <text:p text:style-name="P36"/>
      <text:p text:style-name="P36"/>
      <text:p text:style-name="P57">Рис. 4.2 Пример бинарного дерева</text:p>
      <text:p text:style-name="P34">Скобочное представление дерева на рисунке 4.2 выглядит следующим образом:</text:p>
      <text:p text:style-name="P34">(a (b (d Λ(h Λ Λ))(e Λ Λ))(c (f (i Λ Λ)(j Λ Λ))(g Λ(k (l Λ Λ) Λ)))) </text:p>
      <text:p text:style-name="P34">Применив правила упрощения скобочной записи:</text:p>
      <text:p text:style-name="P34">1.(&lt;корень&gt; <text:s/>&lt;непустое БД&gt; Λ) <text:span text:style-name="T95">=</text:span> (&lt;корень&gt; <text:s/>&lt;непустое БД&gt;),</text:p>
      <text:p text:style-name="P34">2. (&lt; корень &gt; Λ Λ) <text:span text:style-name="T95">=</text:span> (&lt; корень &gt;),</text:p>
      <text:p text:style-name="P18">получим (a (b (d Λ (h)) (e)) (c (f (i) (j)) (g Λ (k (l ))))) </text:p>
      <text:p text:style-name="P39"><text:span text:style-name="T64">Возможна ссылочная реализация абстрактного типа данных (АТД) «бинарное дерево» как в связанной памяти, так и на базе вектора. Каждый узел бинарного дерево (</text:span><text:span text:style-name="T88">BT) </text:span><text:span text:style-name="T64">рассматривается как корень поддерева, которому сопоставляется запись из трех полей: одно из них содержит значение узла, а два других являются указателями на левое и правое поддеревья. </text:span></text:p>
      <text:p text:style-name="P35">Базовые операции бинарного дерева задаются набором функций:</text:p>
      <text:p text:style-name="P52">NullBT (t: BinT): Boolean;</text:p>
      <text:p text:style-name="P52">RootBT (t: BinT): Elem;</text:p>
      <text:p text:style-name="P52">LeftBT (t: BinT): BinT;</text:p>
      <text:p text:style-name="P52">RightBT (t: BinT): BinT;</text:p>
      <text:p text:style-name="P52">ConsBT (e: Elem; LS, RS: BinT): BinT;</text:p>
      <text:p text:style-name="P38"><text:span text:style-name="T94">К ним надо добавить функцию </text:span><text:span text:style-name="T93">CreateBT</text:span><text:span text:style-name="T94">: BinT</text:span><text:span text:style-name="T89"> </text:span><text:span text:style-name="T94">и процедуру </text:span><text:span text:style-name="T93">DestroyBT </text:span><text:span text:style-name="T94">(var b: BinT) для начала и завершения работы с экземпляром динамической структуры, а также процедуру </text:span><text:span text:style-name="T90">Otkaz</text:span><text:span text:style-name="T89">(n: Byte)</text:span><text:span text:style-name="T94">, которая вызывается при попытке некорректного использования основных функций.</text:span></text:p>
      <text:p text:style-name="P4"/>
      <text:p text:style-name="P42"><text:span text:style-name="T7">Спецификация программы</text:span><text:span text:style-name="T1">.</text:span></text:p>
      <text:p text:style-name="P42"><text:span text:style-name="T10">Назначение программы</text:span><text:span text:style-name="T8">.</text:span><text:span text:style-name="T17"> </text:span></text:p>
      <text:p text:style-name="P41"><text:span text:style-name="T8">Программа предназначается для </text:span><text:span text:style-name="T15">построения формулы t1 — производной заданной формулы t. </text:span></text:p>
      <text:p text:style-name="P42"><text:span text:style-name="T10">Описание программы</text:span><text:span text:style-name="T8">.</text:span><text:span text:style-name="T17"> </text:span></text:p>
      <text:p text:style-name="P70"><text:soft-page-break/><text:span text:style-name="T8">Программа написана на языке C++ с использованием компилятора gcc. <text:tab/>Входными данными для программы является: </text:span><text:span text:style-name="T9">строка, представляющая заданную формулу t, согласно определению: </text:span></text:p>
      <text:p text:style-name="P76">&lt; формула &gt; ::= &lt; терминал &gt; | ( &lt; формула &gt; <text:s/>&lt; знак &gt; <text:s/>&lt; формула &gt; )</text:p>
      <text:p text:style-name="P76">&lt; знак &gt; ::= + | - | *</text:p>
      <text:p text:style-name="P77"><text:span text:style-name="T77">&lt; терминал &gt; ::= <text:s/>0 | 1 | ... | 9 | </text:span><text:span text:style-name="T74">a</text:span><text:span text:style-name="T77"> | </text:span><text:span text:style-name="T74">b</text:span><text:span text:style-name="T77"> | ... | </text:span><text:span text:style-name="T74">z</text:span></text:p>
      <text:p text:style-name="P69">Выходными данными явля<text:span text:style-name="T84">ется </text:span><text:span text:style-name="T65">строка, представляющая построенную формулу t1. Формат выходной строки совпадает с форматом входной. </text:span></text:p>
      <text:p text:style-name="P69"><text:span text:style-name="T65"/></text:p>
      <text:p text:style-name="P42"><text:span text:style-name="T10">Пример </text:span><text:span text:style-name="T11">исходно</text:span><text:span text:style-name="T12">й строки</text:span><text:span text:style-name="T8"> </text:span></text:p>
      <text:p text:style-name="P71"><text:span text:style-name="T96">Исходная формула: (1+(x*x))</text:span></text:p>
      <text:p text:style-name="P45"/>
      <text:p text:style-name="P43"><text:span text:style-name="T10">Пример </text:span><text:span text:style-name="T11">выходного файла </text:span><text:span text:style-name="T10"><text:s/></text:span><text:span text:style-name="T11">output.txt</text:span><text:span text:style-name="T8">. </text:span></text:p>
      <text:p text:style-name="P72"><text:span text:style-name="T96">Производная по х: (0+((1*x)+(x*1)))</text:span></text:p>
      <text:p text:style-name="P72"/>
      <text:p text:style-name="P7"><text:span text:style-name="T10"><text:tab/>Реализация</text:span><text:span text:style-name="T8">.</text:span></text:p>
      <text:list xml:id="list6127882334612529420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0"><text:span text:style-name="T42"><text:tab/></text:span><text:span text:style-name="T38">Form</text:span><text:span text:style-name="T47"> </text:span><text:span text:style-name="T51">readForm(</text:span><text:span text:style-name="T38">std</text:span><text:span text:style-name="T51">::</text:span><text:span text:style-name="T38">istream</text:span><text:span text:style-name="T47"> </text:span><text:span text:style-name="T51">&amp;in)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tab/><text:span text:style-name="T23">Функция для </text:span><text:span text:style-name="T25">считывания формулы со строки.</text:span></text:p>
      <text:p text:style-name="P29"><text:span text:style-name="T24"><text:tab/>in — входной поток</text:span><text:span text:style-name="T25">, содержащий входную строку</text:span></text:p>
      <text:p text:style-name="P29"><text:span text:style-name="T25"><text:tab/>Возвращаемое значение — считанная формула.</text:span></text:p>
      <text:p text:style-name="P29"><text:span text:style-name="T25"><text:tab/>Постусловие: из потока ввода извлекаются все успешно разобранные символы, принадлежащие формуле. В случае несоответствия строки определению формулы, функция бросает исключение с сообщением об ошибке.</text:span></text:p>
      <text:p text:style-name="P30"><text:tab/></text:p>
      <text:p text:style-name="P63"><text:span text:style-name="T22"><text:tab/></text:span><text:span text:style-name="T43">void</text:span><text:span text:style-name="T48"> </text:span><text:span text:style-name="T52">writeForm(</text:span><text:span text:style-name="T39">std</text:span><text:span text:style-name="T52">::</text:span><text:span text:style-name="T39">ostream</text:span><text:span text:style-name="T48"> </text:span><text:span text:style-name="T52">&amp;out,</text:span><text:span text:style-name="T48"> </text:span><text:span text:style-name="T44">const</text:span><text:span text:style-name="T43"> </text:span><text:span text:style-name="T39">Form</text:span><text:span text:style-name="T48"> </text:span><text:span text:style-name="T52">f);</text:span></text:p>
      <text:p text:style-name="P64"><text:s text:c="4"/><text:tab/><text:span text:style-name="T35">Функция для </text:span><text:span text:style-name="T36">записи формулы в строку.</text:span></text:p>
      <text:p text:style-name="P31"><text:tab/><text:span text:style-name="T96">f</text:span> — <text:span text:style-name="T96">формула.</text:span></text:p>
      <text:p text:style-name="P31"><text:tab/>out — выходной поток.</text:p>
      <text:p text:style-name="P31"><text:tab/>Постусловие: <text:span text:style-name="T97">функция бросает исключение с сообщением об ошибке, в случае несоответствия бинарного дерева формуле.</text:span></text:p>
      <text:p text:style-name="P31"/>
      <text:p text:style-name="P63"><text:span text:style-name="T52"><text:tab/></text:span><text:span text:style-name="T40">Form</text:span><text:span text:style-name="T49"> </text:span><text:span text:style-name="T53">deriviate(</text:span><text:span text:style-name="T44">const </text:span><text:span text:style-name="T40">Form</text:span><text:span text:style-name="T49"> </text:span><text:span text:style-name="T98">f</text:span><text:span text:style-name="T53">,</text:span><text:span text:style-name="T49"> </text:span><text:span text:style-name="T45">char</text:span><text:span text:style-name="T49"> </text:span><text:span text:style-name="T98">var</text:span><text:span text:style-name="T53">)</text:span><text:span text:style-name="T54">;</text:span></text:p>
      <text:p text:style-name="P63"><text:span text:style-name="T54"><text:tab/></text:span><text:span text:style-name="T55">Функция для взятия производной.</text:span></text:p>
      <text:p text:style-name="P31"><text:tab/><text:span text:style-name="T99">Возвращает формулу, представляющую производную формулы f, по параметру var.</text:span></text:p>
      <text:p text:style-name="P66"><text:tab/><text:span text:style-name="T99">Постусловие: функция бросает исключение с сообщением об ошибке, в случае несоответствия бинарного дерева формуле.</text:span></text:p>
      <text:p text:style-name="P67"/>
      <text:p text:style-name="P11"><text:tab/></text:p>
      <text:p text:style-name="P42"><text:span text:style-name="T7">Тестирование</text:span><text:span text:style-name="T1">.</text:span></text:p>
      <text:p text:style-name="P74"><text:span text:style-name="T4">Во всех тестах предполагается взятие производной по переменной х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Входн<text:span text:style-name="T56">ая строка</text:span></text:p>
          </table:table-cell>
          <table:table-cell table:style-name="Table2.A1" office:value-type="string">
            <text:p text:style-name="P3">Ожидаемый результат</text:p>
          </table:table-cell>
        </table:table-row>
        <table:table-row table:style-name="Table2.2"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0</text:p>
          </table:table-cell>
        </table:table-row>
        <table:table-row table:style-name="Table2.3">
          <table:table-cell table:style-name="Table2.A1" office:value-type="string">
            <text:p text:style-name="P58">k</text:p>
          </table:table-cell>
          <table:table-cell table:style-name="Table2.A1" office:value-type="string">
            <text:p text:style-name="P58">0</text:p>
          </table:table-cell>
        </table:table-row>
        <table:table-row table:style-name="Table2.4">
          <table:table-cell table:style-name="Table2.A4" office:value-type="string">
            <text:p text:style-name="P58">x</text:p>
          </table:table-cell>
          <table:table-cell table:style-name="Table2.A4" office:value-type="string">
            <text:p text:style-name="P58">1</text:p>
          </table:table-cell>
        </table:table-row>
        <table:table-row table:style-name="Table2.4">
          <table:table-cell table:style-name="Table2.A4" office:value-type="string">
            <text:p text:style-name="P58">(x+a)</text:p>
          </table:table-cell>
          <table:table-cell table:style-name="Table2.A4" office:value-type="string">
            <text:p text:style-name="P58">(1+0)</text:p>
          </table:table-cell>
        </table:table-row>
        <table:table-row table:style-name="Table2.4">
          <table:table-cell table:style-name="Table2.A4" office:value-type="string">
            <text:p text:style-name="P58">(x-1)</text:p>
          </table:table-cell>
          <table:table-cell table:style-name="Table2.A4" office:value-type="string">
            <text:p text:style-name="P58">(1-0)</text:p>
          </table:table-cell>
        </table:table-row>
        <table:table-row table:style-name="Table2.4">
          <table:table-cell table:style-name="Table2.A4" office:value-type="string">
            <text:p text:style-name="P58">(x*x)</text:p>
          </table:table-cell>
          <table:table-cell table:style-name="Table2.A4" office:value-type="string">
            <text:p text:style-name="P58">((1*x)+(x*1))</text:p>
          </table:table-cell>
        </table:table-row>
        <table:table-row table:style-name="Table2.4">
          <table:table-cell table:style-name="Table2.A4" office:value-type="string">
            <text:p text:style-name="P58">(x*d)</text:p>
          </table:table-cell>
          <table:table-cell table:style-name="Table2.A4" office:value-type="string">
            <text:p text:style-name="P58">((1*d)<text:span text:style-name="T100">+</text:span>(x*0))</text:p>
          </table:table-cell>
        </table:table-row>
        <table:table-row table:style-name="Table2.4">
          <table:table-cell table:style-name="Table2.A4" office:value-type="string">
            <text:p text:style-name="P58">((x+2)*(x-2))</text:p>
          </table:table-cell>
          <table:table-cell table:style-name="Table2.A4" office:value-type="string">
            <text:p text:style-name="P58">(((1+0)*(x-2))+((x+2)*(1-0)))</text:p>
          </table:table-cell>
        </table:table-row>
        <table:table-row table:style-name="Table2.4">
          <table:table-cell table:style-name="Table2.A4" office:value-type="string">
            <text:p text:style-name="P59"><text:span text:style-name="T102">((x-a)*(((x*x)+(a*x))+(a*a)))</text:span> <text:s text:c="3"/><text:span text:style-name="T100">[= x^3-a^3]</text:span></text:p>
          </table:table-cell>
          <table:table-cell table:style-name="Table2.A4" office:value-type="string">
            <text:p text:style-name="P60">(((1-0)*(((x*x)+(a*x))+(a*a)))+((x-a)*((((1*x)+(x*1))+((0*x)+(a*1)))+((0*a)+(a*0)))))</text:p>
          </table:table-cell>
        </table:table-row>
      </table:table>
      <text:p text:style-name="P75"/>
      <text:p text:style-name="P78">Выводы.</text:p>
      <text:p text:style-name="P79"><text:span text:style-name="T86">В ходе работы я п</text:span><text:span text:style-name="T61">ознакомиться с такой часто используемой на практике, особенно при решении задач кодирования и поиска, <text:s/>нелинейной структурой данных, как бинарное дерево, способами е</text:span><text:span text:style-name="T101">го</text:span><text:span text:style-name="T61"> представления и реализации, получ</text:span><text:span text:style-name="T101">ил</text:span><text:span text:style-name="T61"> навыки решения задач обработки бинарных деревьев.</text:span></text:p>
      <text:p text:style-name="P6"><text:bookmark text:name="_yu53w69mcq8w"/></text:p>
      <text:p text:style-name="P47"><text:bookmark text:name="_9fo5aet8n5j"/>Приложение А. Исходный код.</text:p>
      <text:p text:style-name="P84"><text:span text:style-name="T46"/></text:p>
      <text:p text:style-name="P81"><text:span text:style-name="T57">//</text:span><text:span text:style-name="T46"> </text:span><text:span text:style-name="T57">Лабораторная</text:span><text:span text:style-name="T46"> </text:span><text:span text:style-name="T57">работа</text:span><text:span text:style-name="T46"> </text:span><text:span text:style-name="T57">№4</text:span></text:p>
      <text:p text:style-name="P81"><text:span text:style-name="T57">//</text:span><text:span text:style-name="T46"> </text:span><text:span text:style-name="T57">btree.h</text:span></text:p>
      <text:p text:style-name="P81"><text:span text:style-name="T57">//</text:span><text:span text:style-name="T46"> </text:span><text:span text:style-name="T57">Тимофеев</text:span><text:span text:style-name="T46"> </text:span><text:span text:style-name="T57">Дмитрий,</text:span><text:span text:style-name="T46"> </text:span><text:span text:style-name="T57">группа</text:span><text:span text:style-name="T46"> </text:span><text:span text:style-name="T57">6383</text:span></text:p>
      <text:p text:style-name="P81"><text:span text:style-name="T57">//</text:span><text:span text:style-name="T46"> </text:span><text:span text:style-name="T57">19.10.17</text:span></text:p>
      <text:p text:style-name="P83">//</text:p>
      <text:p text:style-name="P86"><text:span text:style-name="T57">//</text:span><text:span text:style-name="T46"> </text:span><text:span text:style-name="T57">Программирование</text:span><text:span text:style-name="T46"> </text:span><text:span text:style-name="T57">алгоритмов</text:span><text:span text:style-name="T46"> </text:span><text:span text:style-name="T57">с</text:span><text:span text:style-name="T46"> </text:span><text:span text:style-name="T57">бинарными</text:span><text:span text:style-name="T46"> </text:span><text:span text:style-name="T57">деревьями</text:span></text:p>
      <text:p text:style-name="P81"><text:span text:style-name="T58">#ifndef</text:span><text:span text:style-name="T46"> </text:span>BTREE</text:p>
      <text:p text:style-name="P81"><text:span text:style-name="T58">#define</text:span><text:span text:style-name="T46"> </text:span><text:span text:style-name="T58">BTREE</text:span></text:p>
      <text:p text:style-name="P86"><text:span text:style-name="T58">#include</text:span><text:span text:style-name="T57">&lt;stdlib.h&gt;</text:span></text:p>
      <text:p text:style-name="P81"><text:span text:style-name="T41">namespace</text:span><text:span text:style-name="T46"> </text:span><text:span text:style-name="T37">binTree_modul</text:span></text:p>
      <text:p text:style-name="P82">{</text:p>
      <text:p text:style-name="P86"><text:span text:style-name="T46"><text:s text:c="4"/></text:span><text:span text:style-name="T41">typedef</text:span><text:span text:style-name="T46"> </text:span><text:span text:style-name="T41">char</text:span><text:span text:style-name="T46"> </text:span><text:span text:style-name="T37">base</text:span><text:span text:style-name="T50">;</text:span></text:p>
      <text:p text:style-name="P81"><text:span text:style-name="T46"><text:s text:c="4"/></text:span><text:span text:style-name="T41">struct</text:span><text:span text:style-name="T46"> </text:span><text:span text:style-name="T37">node</text:span><text:span text:style-name="T46"> </text:span><text:span text:style-name="T50">{</text:span></text:p>
      <text:p text:style-name="P81"><text:span text:style-name="T46"><text:s text:c="8"/></text:span><text:span text:style-name="T37">base</text:span><text:span text:style-name="T46"> </text:span><text:span text:style-name="T66">info</text:span><text:span text:style-name="T50">;</text:span></text:p>
      <text:p text:style-name="P81"><text:span text:style-name="T46"><text:s text:c="8"/></text:span><text:span text:style-name="T37">node</text:span><text:span text:style-name="T46"> </text:span><text:span text:style-name="T50">*</text:span><text:span text:style-name="T66">lt</text:span><text:span text:style-name="T50">;</text:span></text:p>
      <text:p text:style-name="P81"><text:span text:style-name="T46"><text:s text:c="8"/></text:span><text:span text:style-name="T37">node</text:span><text:span text:style-name="T46"> </text:span><text:span text:style-name="T50">*</text:span><text:span text:style-name="T66">rt</text:span><text:span text:style-name="T50">;</text:span></text:p>
      <text:p text:style-name="P81"><text:span text:style-name="T46"><text:s text:c="12"/></text:span><text:span text:style-name="T57">//</text:span><text:span text:style-name="T46"> </text:span><text:span text:style-name="T57">constructor</text:span></text:p>
      <text:p text:style-name="P81"><text:span text:style-name="T46"><text:s text:c="12"/></text:span><text:span text:style-name="T37">node</text:span><text:span text:style-name="T46"> </text:span><text:span text:style-name="T50">()</text:span><text:span text:style-name="T46"> </text:span><text:span text:style-name="T50">{</text:span><text:span text:style-name="T66">lt</text:span><text:span text:style-name="T46"> </text:span><text:span text:style-name="T50">=</text:span><text:span text:style-name="T46"> </text:span><text:span text:style-name="T58">NULL</text:span><text:span text:style-name="T50">;</text:span><text:span text:style-name="T46"> </text:span><text:span text:style-name="T66">rt</text:span><text:span text:style-name="T46"> </text:span><text:span text:style-name="T50">=</text:span><text:span text:style-name="T46"> </text:span><text:span text:style-name="T58">NULL</text:span><text:span text:style-name="T50">;}</text:span></text:p>
      <text:p text:style-name="P86"><text:span text:style-name="T46"><text:s text:c="4"/></text:span><text:span text:style-name="T50">};</text:span></text:p>
      <text:p text:style-name="P86"><text:span text:style-name="T46"><text:s text:c="4"/></text:span><text:span text:style-name="T41">typedef</text:span><text:span text:style-name="T46"> </text:span><text:span text:style-name="T37">node</text:span><text:span text:style-name="T46"> </text:span><text:span text:style-name="T50">*</text:span><text:span text:style-name="T37">binTree</text:span><text:span text:style-name="T50">;</text:span><text:span text:style-name="T46"> </text:span><text:span text:style-name="T57">//</text:span><text:span text:style-name="T46"> </text:span><text:span text:style-name="T57">"представитель"</text:span><text:span text:style-name="T46"> </text:span><text:span text:style-name="T57">бинарного</text:span><text:span text:style-name="T46"> </text:span><text:span text:style-name="T57">дерева</text:span></text:p>
      <text:p text:style-name="P81"><text:span text:style-name="T46"><text:s text:c="4"/></text:span><text:span text:style-name="T37">binTree</text:span><text:span text:style-name="T46"> </text:span><text:span text:style-name="T50">Create(</text:span><text:span text:style-name="T41">void</text:span><text:span text:style-name="T50">);</text:span></text:p>
      <text:p text:style-name="P81"><text:span text:style-name="T46"><text:s text:c="4"/></text:span><text:span text:style-name="T41">bool</text:span><text:span text:style-name="T46"> </text:span><text:span text:style-name="T50">isNull(</text:span><text:span text:style-name="T37">binTree</text:span><text:span text:style-name="T50">);</text:span></text:p>
      <text:p text:style-name="P81"><text:span text:style-name="T46"><text:s text:c="4"/></text:span><text:span text:style-name="T37">base</text:span><text:span text:style-name="T46"> </text:span><text:span text:style-name="T50">RootBT</text:span><text:span text:style-name="T46"> </text:span><text:span text:style-name="T50">(</text:span><text:span text:style-name="T37">binTree</text:span><text:span text:style-name="T50">);</text:span><text:span text:style-name="T46"> </text:span><text:span text:style-name="T57">//</text:span><text:span text:style-name="T46"> </text:span><text:span text:style-name="T57">для</text:span><text:span text:style-name="T46"> </text:span><text:span text:style-name="T57">непустого</text:span><text:span text:style-name="T46"> </text:span><text:span text:style-name="T57">бин.дерева</text:span></text:p>
      <text:p text:style-name="P81"><text:span text:style-name="T46"><text:s text:c="4"/></text:span><text:span text:style-name="T37">binTree</text:span><text:span text:style-name="T46"> </text:span><text:span text:style-name="T50">Left</text:span><text:span text:style-name="T46"> </text:span><text:span text:style-name="T50">(</text:span><text:span text:style-name="T37">binTree</text:span><text:span text:style-name="T50">);</text:span><text:span text:style-name="T57">//</text:span><text:span text:style-name="T46"> </text:span><text:span text:style-name="T57">для</text:span><text:span text:style-name="T46"> </text:span><text:span text:style-name="T57">непустого</text:span><text:span text:style-name="T46"> </text:span><text:span text:style-name="T57">бин.дерева</text:span></text:p>
      <text:p text:style-name="P81"><text:span text:style-name="T46"><text:s text:c="4"/></text:span><text:span text:style-name="T37">binTree</text:span><text:span text:style-name="T46"> </text:span><text:span text:style-name="T50">Right</text:span><text:span text:style-name="T46"> </text:span><text:span text:style-name="T50">(</text:span><text:span text:style-name="T37">binTree</text:span><text:span text:style-name="T50">);</text:span><text:span text:style-name="T57">//</text:span><text:span text:style-name="T46"> </text:span><text:span text:style-name="T57">для</text:span><text:span text:style-name="T46"> </text:span><text:span text:style-name="T57">непустого</text:span><text:span text:style-name="T46"> </text:span><text:span text:style-name="T57">бин.дерева</text:span></text:p>
      <text:p text:style-name="P81"><text:span text:style-name="T46"><text:s text:c="4"/></text:span><text:span text:style-name="T37">binTree</text:span><text:span text:style-name="T46"> </text:span><text:span text:style-name="T50">ConsBT(</text:span><text:span text:style-name="T41">const</text:span><text:span text:style-name="T46"> </text:span><text:span text:style-name="T37">base</text:span><text:span text:style-name="T46"> </text:span><text:span text:style-name="T50">&amp;</text:span>x<text:span text:style-name="T50">,</text:span><text:span text:style-name="T46"> </text:span><text:span text:style-name="T41">const</text:span><text:span text:style-name="T46"> </text:span><text:span text:style-name="T37">binTree</text:span><text:span text:style-name="T46"> </text:span><text:span text:style-name="T50">&amp;</text:span>lst<text:span text:style-name="T50">,</text:span><text:span text:style-name="T46"> <text:s/></text:span><text:span text:style-name="T41">const</text:span><text:span text:style-name="T46"> </text:span><text:span text:style-name="T37">binTree</text:span><text:span text:style-name="T46"> </text:span><text:span text:style-name="T50">&amp;</text:span>rst<text:span text:style-name="T50">);</text:span></text:p>
      <text:p text:style-name="P86"><text:span text:style-name="T46"><text:s text:c="4"/></text:span><text:span text:style-name="T41">void</text:span><text:span text:style-name="T46"> </text:span><text:span text:style-name="T50">destroy</text:span><text:span text:style-name="T46"> </text:span><text:span text:style-name="T50">(</text:span><text:span text:style-name="T37">binTree</text:span><text:span text:style-name="T50">&amp;);</text:span></text:p>
      <text:p text:style-name="P86"><text:span text:style-name="T50">}</text:span><text:span text:style-name="T46"> </text:span><text:span text:style-name="T57">//</text:span><text:span text:style-name="T46"> </text:span><text:span text:style-name="T57">end</text:span><text:span text:style-name="T46"> </text:span><text:span text:style-name="T57">of</text:span><text:span text:style-name="T46"> </text:span><text:span text:style-name="T57">namespace</text:span><text:span text:style-name="T46"> </text:span><text:span text:style-name="T57">binTree_modul</text:span></text:p>
      <text:p text:style-name="P86"><text:span text:style-name="T58">#endif</text:span><text:span text:style-name="T46"> </text:span><text:span text:style-name="T57">//</text:span><text:span text:style-name="T46"> </text:span><text:span text:style-name="T57">BTREE</text:span></text:p>
      <text:p text:style-name="P81"><text:span text:style-name="T57">//</text:span><text:span text:style-name="T46"> </text:span><text:span text:style-name="T57">Лабораторная</text:span><text:span text:style-name="T46"> </text:span><text:span text:style-name="T57">работа</text:span><text:span text:style-name="T46"> </text:span><text:span text:style-name="T57">№4</text:span></text:p>
      <text:p text:style-name="P81"><text:span text:style-name="T57">//</text:span><text:span text:style-name="T46"> </text:span><text:span text:style-name="T57">form.h</text:span></text:p>
      <text:p text:style-name="P81"><text:span text:style-name="T57">//</text:span><text:span text:style-name="T46"> </text:span><text:span text:style-name="T57">Тимофеев</text:span><text:span text:style-name="T46"> </text:span><text:span text:style-name="T57">Дмитрий,</text:span><text:span text:style-name="T46"> </text:span><text:span text:style-name="T57">группа</text:span><text:span text:style-name="T46"> </text:span><text:span text:style-name="T57">6383</text:span></text:p>
      <text:p text:style-name="P81"><text:span text:style-name="T57">//</text:span><text:span text:style-name="T46"> </text:span><text:span text:style-name="T57">19.10.17</text:span></text:p>
      <text:p text:style-name="P83">//</text:p>
      <text:p text:style-name="P86"><text:span text:style-name="T57">//</text:span><text:span text:style-name="T46"> </text:span><text:span text:style-name="T57">Программирование</text:span><text:span text:style-name="T46"> </text:span><text:span text:style-name="T57">алгоритмов</text:span><text:span text:style-name="T46"> </text:span><text:span text:style-name="T57">с</text:span><text:span text:style-name="T46"> </text:span><text:span text:style-name="T57">бинарными</text:span><text:span text:style-name="T46"> </text:span><text:span text:style-name="T57">деревьями</text:span></text:p>
      <text:p text:style-name="P81"><text:span text:style-name="T58">#ifndef</text:span><text:span text:style-name="T46"> </text:span>FORM_H</text:p>
      <text:p text:style-name="P86"><text:span text:style-name="T58">#define</text:span><text:span text:style-name="T46"> </text:span><text:span text:style-name="T58">FORM_H</text:span></text:p>
      <text:p text:style-name="P81"><text:span text:style-name="T58">#include</text:span><text:span text:style-name="T46"> </text:span><text:span text:style-name="T57">"btree.h"</text:span></text:p>
      <text:p text:style-name="P81"><text:soft-page-break/><text:span text:style-name="T58">#include</text:span><text:span text:style-name="T46"> </text:span><text:span text:style-name="T57">&lt;iostream&gt;</text:span></text:p>
      <text:p text:style-name="P86"><text:span text:style-name="T41">using</text:span><text:span text:style-name="T46"> </text:span><text:span text:style-name="T41">namespace</text:span><text:span text:style-name="T46"> </text:span><text:span text:style-name="T37">binTree_modul</text:span><text:span text:style-name="T50">;</text:span></text:p>
      <text:p text:style-name="P81"><text:span text:style-name="T41">namespace</text:span><text:span text:style-name="T46"> </text:span><text:span text:style-name="T37">form_modul</text:span><text:span text:style-name="T50">{</text:span></text:p>
      <text:p text:style-name="P81"><text:span text:style-name="T46"><text:s text:c="4"/></text:span><text:span text:style-name="T41">typedef</text:span><text:span text:style-name="T46"> </text:span><text:span text:style-name="T37">binTree</text:span><text:span text:style-name="T46"> </text:span><text:span text:style-name="T37">Form</text:span><text:span text:style-name="T50">;</text:span></text:p>
      <text:p text:style-name="P81"><text:span text:style-name="T46"><text:s text:c="4"/></text:span><text:span text:style-name="T37">Form</text:span><text:span text:style-name="T46"> </text:span><text:span text:style-name="T50">readForm(</text:span><text:span text:style-name="T37">std</text:span><text:span text:style-name="T50">::</text:span><text:span text:style-name="T37">istream</text:span><text:span text:style-name="T46"> </text:span><text:span text:style-name="T50">&amp;</text:span>in<text:span text:style-name="T50">);</text:span></text:p>
      <text:p text:style-name="P81"><text:span text:style-name="T46"><text:s text:c="4"/></text:span><text:span text:style-name="T41">void</text:span><text:span text:style-name="T46"> </text:span><text:span text:style-name="T50">writeForm(</text:span><text:span text:style-name="T37">std</text:span><text:span text:style-name="T50">::</text:span><text:span text:style-name="T37">ostream</text:span><text:span text:style-name="T46"> </text:span><text:span text:style-name="T50">&amp;</text:span>out<text:span text:style-name="T50">,</text:span><text:span text:style-name="T46"> </text:span><text:span text:style-name="T41">const</text:span><text:span text:style-name="T46"> </text:span><text:span text:style-name="T37">Form</text:span><text:span text:style-name="T46"> </text:span>f<text:span text:style-name="T50">);</text:span></text:p>
      <text:p text:style-name="P81"><text:span text:style-name="T46"><text:s text:c="4"/></text:span><text:span text:style-name="T37">Form</text:span><text:span text:style-name="T46"> </text:span><text:span text:style-name="T50">deriviate(</text:span><text:span text:style-name="T41">const</text:span><text:span text:style-name="T46"> </text:span><text:span text:style-name="T37">Form</text:span><text:span text:style-name="T46"> </text:span>f<text:span text:style-name="T50">,</text:span><text:span text:style-name="T46"> </text:span><text:span text:style-name="T41">char</text:span><text:span text:style-name="T46"> </text:span>var<text:span text:style-name="T50">);</text:span></text:p>
      <text:p text:style-name="P87">}</text:p>
      <text:p text:style-name="P81"><text:span text:style-name="T58">#endif</text:span><text:span text:style-name="T46"> </text:span><text:span text:style-name="T57">//</text:span><text:span text:style-name="T46"> </text:span><text:span text:style-name="T57">FORM_H</text:span></text:p>
      <text:p text:style-name="P15"/>
      <text:p text:style-name="P81"><text:span text:style-name="T57">//</text:span><text:span text:style-name="T46"> </text:span><text:span text:style-name="T57">Лабораторная</text:span><text:span text:style-name="T46"> </text:span><text:span text:style-name="T57">работа</text:span><text:span text:style-name="T46"> </text:span><text:span text:style-name="T57">№4</text:span></text:p>
      <text:p text:style-name="P81"><text:span text:style-name="T57">//</text:span><text:span text:style-name="T46"> </text:span><text:span text:style-name="T57">bt_implementanion.cpp</text:span></text:p>
      <text:p text:style-name="P81"><text:span text:style-name="T57">//</text:span><text:span text:style-name="T46"> </text:span><text:span text:style-name="T57">Тимофеев</text:span><text:span text:style-name="T46"> </text:span><text:span text:style-name="T57">Дмитрий,</text:span><text:span text:style-name="T46"> </text:span><text:span text:style-name="T57">группа</text:span><text:span text:style-name="T46"> </text:span><text:span text:style-name="T57">6383</text:span></text:p>
      <text:p text:style-name="P81"><text:span text:style-name="T57">//</text:span><text:span text:style-name="T46"> </text:span><text:span text:style-name="T57">19.10.17</text:span></text:p>
      <text:p text:style-name="P83">//</text:p>
      <text:p text:style-name="P86"><text:span text:style-name="T57">//</text:span><text:span text:style-name="T46"> </text:span><text:span text:style-name="T57">Программирование</text:span><text:span text:style-name="T46"> </text:span><text:span text:style-name="T57">алгоритмов</text:span><text:span text:style-name="T46"> </text:span><text:span text:style-name="T57">с</text:span><text:span text:style-name="T46"> </text:span><text:span text:style-name="T57">бинарными</text:span><text:span text:style-name="T46"> </text:span><text:span text:style-name="T57">деревьями</text:span></text:p>
      <text:p text:style-name="P81"><text:span text:style-name="T58">#include</text:span><text:span text:style-name="T46"> </text:span><text:span text:style-name="T57">&lt;iostream&gt;</text:span></text:p>
      <text:p text:style-name="P81"><text:span text:style-name="T58">#include</text:span><text:span text:style-name="T46"> </text:span><text:span text:style-name="T57">&lt;cstdlib&gt;</text:span></text:p>
      <text:p text:style-name="P81"><text:span text:style-name="T58">#include</text:span><text:span text:style-name="T46"> </text:span><text:span text:style-name="T57">"btree.h"</text:span></text:p>
      <text:p text:style-name="P86"><text:span text:style-name="T41">using</text:span><text:span text:style-name="T46"> </text:span><text:span text:style-name="T41">namespace</text:span><text:span text:style-name="T46"> </text:span><text:span text:style-name="T37">std</text:span><text:span text:style-name="T46"> </text:span><text:span text:style-name="T50">;</text:span></text:p>
      <text:p text:style-name="P81"><text:span text:style-name="T41">namespace</text:span><text:span text:style-name="T46"> </text:span><text:span text:style-name="T37">binTree_modul</text:span></text:p>
      <text:p text:style-name="P87">{</text:p>
      <text:p text:style-name="P83">//-------------------------------------</text:p>
      <text:p text:style-name="P81"><text:span text:style-name="T46"><text:s text:c="4"/></text:span><text:span text:style-name="T37">binTree</text:span><text:span text:style-name="T46"> </text:span><text:span text:style-name="T50">Create()</text:span></text:p>
      <text:p text:style-name="P81"><text:span text:style-name="T46"><text:s text:c="4"/></text:span><text:span text:style-name="T50">{</text:span><text:span text:style-name="T46"> <text:s text:c="2"/></text:span><text:span text:style-name="T41">return</text:span><text:span text:style-name="T46"> </text:span><text:span text:style-name="T58">NULL</text:span><text:span text:style-name="T50">;</text:span></text:p>
      <text:p text:style-name="P81"><text:span text:style-name="T46"><text:s text:c="4"/></text:span><text:span text:style-name="T50">}</text:span></text:p>
      <text:p text:style-name="P83">//-------------------------------------</text:p>
      <text:p text:style-name="P81"><text:span text:style-name="T46"><text:s text:c="4"/></text:span><text:span text:style-name="T41">bool</text:span><text:span text:style-name="T46"> </text:span><text:span text:style-name="T50">isNull(</text:span><text:span text:style-name="T37">binTree</text:span><text:span text:style-name="T46"> </text:span><text:span text:style-name="T50">b)</text:span></text:p>
      <text:p text:style-name="P81"><text:span text:style-name="T46"><text:s text:c="4"/></text:span><text:span text:style-name="T50">{</text:span><text:span text:style-name="T46"> <text:s text:c="2"/></text:span><text:span text:style-name="T41">return</text:span><text:span text:style-name="T46"> </text:span><text:span text:style-name="T50">(b</text:span><text:span text:style-name="T46"> </text:span><text:span text:style-name="T50">==</text:span><text:span text:style-name="T46"> </text:span><text:span text:style-name="T58">NULL</text:span><text:span text:style-name="T50">);</text:span></text:p>
      <text:p text:style-name="P81"><text:span text:style-name="T46"><text:s text:c="4"/></text:span><text:span text:style-name="T50">}</text:span></text:p>
      <text:p text:style-name="P83">//-------------------------------------</text:p>
      <text:p text:style-name="P81"><text:span text:style-name="T46"><text:s text:c="4"/></text:span><text:span text:style-name="T37">base</text:span><text:span text:style-name="T46"> </text:span><text:span text:style-name="T50">RootBT</text:span><text:span text:style-name="T46"> </text:span><text:span text:style-name="T50">(</text:span><text:span text:style-name="T37">binTree</text:span><text:span text:style-name="T46"> </text:span><text:span text:style-name="T50">b)</text:span><text:span text:style-name="T46"> <text:s text:c="20"/></text:span><text:span text:style-name="T57">//</text:span><text:span text:style-name="T46"> </text:span><text:span text:style-name="T57">для</text:span><text:span text:style-name="T46"> </text:span><text:span text:style-name="T57">непустого</text:span><text:span text:style-name="T46"> </text:span><text:span text:style-name="T57">бин.дерева</text:span></text:p>
      <text:p text:style-name="P81"><text:span text:style-name="T46"><text:s text:c="4"/></text:span><text:span text:style-name="T50">{</text:span><text:span text:style-name="T46"> <text:s text:c="2"/></text:span><text:span text:style-name="T41">if</text:span><text:span text:style-name="T46"> </text:span><text:span text:style-name="T50">(b</text:span><text:span text:style-name="T46"> </text:span><text:span text:style-name="T50">==</text:span><text:span text:style-name="T46"> </text:span><text:span text:style-name="T58">NULL</text:span><text:span text:style-name="T50">)</text:span><text:span text:style-name="T46"> </text:span><text:span text:style-name="T50">{</text:span><text:span text:style-name="T46"> </text:span>cerr<text:span text:style-name="T46"> </text:span><text:span text:style-name="T50">&lt;&lt;</text:span><text:span text:style-name="T46"> </text:span><text:span text:style-name="T57">"Error:</text:span><text:span text:style-name="T46"> </text:span><text:span text:style-name="T57">RootBT(null)</text:span><text:span text:style-name="T46"> </text:span><text:span text:style-name="T57">\n"</text:span><text:span text:style-name="T50">;</text:span><text:span text:style-name="T46"> </text:span><text:span text:style-name="T50">exit(</text:span><text:span text:style-name="T58">1</text:span><text:span text:style-name="T50">);</text:span><text:span text:style-name="T46"> </text:span><text:span text:style-name="T50">}</text:span></text:p>
      <text:p text:style-name="P81"><text:span text:style-name="T46"><text:s text:c="8"/></text:span><text:span text:style-name="T41">else</text:span><text:span text:style-name="T46"> </text:span><text:span text:style-name="T41">return</text:span><text:span text:style-name="T46"> </text:span><text:span text:style-name="T50">b-&gt;</text:span><text:span text:style-name="T66">info</text:span><text:span text:style-name="T50">;</text:span></text:p>
      <text:p text:style-name="P81"><text:span text:style-name="T46"><text:s text:c="4"/></text:span><text:span text:style-name="T50">}</text:span></text:p>
      <text:p text:style-name="P83">//-------------------------------------</text:p>
      <text:p text:style-name="P81"><text:span text:style-name="T46"><text:s text:c="4"/></text:span><text:span text:style-name="T37">binTree</text:span><text:span text:style-name="T46"> </text:span><text:span text:style-name="T50">Left</text:span><text:span text:style-name="T46"> </text:span><text:span text:style-name="T50">(</text:span><text:span text:style-name="T37">binTree</text:span><text:span text:style-name="T46"> </text:span><text:span text:style-name="T50">b)</text:span><text:span text:style-name="T46"> <text:s text:c="11"/></text:span><text:span text:style-name="T57">//</text:span><text:span text:style-name="T46"> </text:span><text:span text:style-name="T57">для</text:span><text:span text:style-name="T46"> </text:span><text:span text:style-name="T57">непустого</text:span><text:span text:style-name="T46"> </text:span><text:span text:style-name="T57">бин.дерева</text:span></text:p>
      <text:p text:style-name="P81"><text:span text:style-name="T46"><text:s text:c="4"/></text:span><text:span text:style-name="T50">{</text:span><text:span text:style-name="T46"> <text:s text:c="2"/></text:span><text:span text:style-name="T41">if</text:span><text:span text:style-name="T46"> </text:span><text:span text:style-name="T50">(b</text:span><text:span text:style-name="T46"> </text:span><text:span text:style-name="T50">==</text:span><text:span text:style-name="T46"> </text:span><text:span text:style-name="T58">NULL</text:span><text:span text:style-name="T50">)</text:span><text:span text:style-name="T46"> </text:span><text:span text:style-name="T50">{</text:span><text:span text:style-name="T46"> </text:span>cerr<text:span text:style-name="T46"> </text:span><text:span text:style-name="T50">&lt;&lt;</text:span><text:span text:style-name="T46"> </text:span><text:span text:style-name="T57">"Error:</text:span><text:span text:style-name="T46"> </text:span><text:span text:style-name="T57">Left(null)</text:span><text:span text:style-name="T46"> </text:span><text:span text:style-name="T57">\n"</text:span><text:span text:style-name="T50">;</text:span><text:span text:style-name="T46"> </text:span><text:span text:style-name="T50">exit(</text:span><text:span text:style-name="T58">1</text:span><text:span text:style-name="T50">);</text:span><text:span text:style-name="T46"> </text:span><text:span text:style-name="T50">}</text:span></text:p>
      <text:p text:style-name="P81"><text:span text:style-name="T46"><text:s text:c="8"/></text:span><text:span text:style-name="T41">else</text:span><text:span text:style-name="T46"> </text:span><text:span text:style-name="T41">return</text:span><text:span text:style-name="T46"> </text:span><text:span text:style-name="T50">b</text:span><text:span text:style-name="T46"> </text:span><text:span text:style-name="T50">-&gt;</text:span><text:span text:style-name="T66">lt</text:span><text:span text:style-name="T50">;</text:span></text:p>
      <text:p text:style-name="P81"><text:span text:style-name="T46"><text:s text:c="4"/></text:span><text:span text:style-name="T50">}</text:span></text:p>
      <text:p text:style-name="P83">//-------------------------------------</text:p>
      <text:p text:style-name="P81"><text:span text:style-name="T46"><text:s text:c="4"/></text:span><text:span text:style-name="T37">binTree</text:span><text:span text:style-name="T46"> </text:span><text:span text:style-name="T50">Right</text:span><text:span text:style-name="T46"> </text:span><text:span text:style-name="T50">(</text:span><text:span text:style-name="T37">binTree</text:span><text:span text:style-name="T46"> </text:span><text:span text:style-name="T50">b)</text:span><text:span text:style-name="T46"> <text:s text:c="10"/></text:span><text:span text:style-name="T57">//</text:span><text:span text:style-name="T46"> </text:span><text:span text:style-name="T57">для</text:span><text:span text:style-name="T46"> </text:span><text:span text:style-name="T57">непустого</text:span><text:span text:style-name="T46"> </text:span><text:span text:style-name="T57">бин.дерева</text:span></text:p>
      <text:p text:style-name="P81"><text:span text:style-name="T46"><text:s text:c="4"/></text:span><text:span text:style-name="T50">{</text:span><text:span text:style-name="T46"> <text:s text:c="2"/></text:span><text:span text:style-name="T41">if</text:span><text:span text:style-name="T46"> </text:span><text:span text:style-name="T50">(b</text:span><text:span text:style-name="T46"> </text:span><text:span text:style-name="T50">==</text:span><text:span text:style-name="T46"> </text:span><text:span text:style-name="T58">NULL</text:span><text:span text:style-name="T50">)</text:span><text:span text:style-name="T46"> </text:span><text:span text:style-name="T50">{</text:span><text:span text:style-name="T46"> </text:span>cerr<text:span text:style-name="T46"> </text:span><text:span text:style-name="T50">&lt;&lt;</text:span><text:span text:style-name="T46"> </text:span><text:span text:style-name="T57">"Error:</text:span><text:span text:style-name="T46"> </text:span><text:span text:style-name="T57">Right(null)</text:span><text:span text:style-name="T46"> </text:span><text:span text:style-name="T57">\n"</text:span><text:span text:style-name="T50">;</text:span><text:span text:style-name="T46"> </text:span><text:span text:style-name="T50">exit(</text:span><text:span text:style-name="T58">1</text:span><text:span text:style-name="T50">);</text:span><text:span text:style-name="T46"> </text:span><text:span text:style-name="T50">}</text:span></text:p>
      <text:p text:style-name="P81"><text:span text:style-name="T46"><text:s text:c="8"/></text:span><text:span text:style-name="T41">else</text:span><text:span text:style-name="T46"> </text:span><text:span text:style-name="T41">return</text:span><text:span text:style-name="T46"> </text:span><text:span text:style-name="T50">b-&gt;</text:span><text:span text:style-name="T66">rt</text:span><text:span text:style-name="T50">;</text:span></text:p>
      <text:p text:style-name="P81"><text:span text:style-name="T46"><text:s text:c="4"/></text:span><text:span text:style-name="T50">}</text:span></text:p>
      <text:p text:style-name="P83"><text:soft-page-break/>//-------------------------------------</text:p>
      <text:p text:style-name="P81"><text:span text:style-name="T46"><text:s text:c="4"/></text:span><text:span text:style-name="T37">binTree</text:span><text:span text:style-name="T46"> </text:span><text:span text:style-name="T50">ConsBT(</text:span><text:span text:style-name="T41">const</text:span><text:span text:style-name="T46"> </text:span><text:span text:style-name="T37">base</text:span><text:span text:style-name="T46"> </text:span><text:span text:style-name="T50">&amp;x,</text:span><text:span text:style-name="T46"> </text:span><text:span text:style-name="T41">const</text:span><text:span text:style-name="T46"> </text:span><text:span text:style-name="T37">binTree</text:span><text:span text:style-name="T46"> </text:span><text:span text:style-name="T50">&amp;lst,</text:span><text:span text:style-name="T46"> </text:span><text:span text:style-name="T41">const</text:span><text:span text:style-name="T46"> </text:span><text:span text:style-name="T37">binTree</text:span><text:span text:style-name="T46"> </text:span><text:span text:style-name="T50">&amp;rst)</text:span></text:p>
      <text:p text:style-name="P81"><text:span text:style-name="T46"><text:s text:c="4"/></text:span><text:span text:style-name="T50">{</text:span><text:span text:style-name="T46"> <text:s text:c="2"/></text:span><text:span text:style-name="T37">binTree</text:span><text:span text:style-name="T46"> </text:span><text:span text:style-name="T50">p;</text:span></text:p>
      <text:p text:style-name="P81"><text:span text:style-name="T46"><text:s text:c="8"/></text:span><text:span text:style-name="T50">p</text:span><text:span text:style-name="T46"> </text:span><text:span text:style-name="T50">=</text:span><text:span text:style-name="T46"> </text:span><text:span text:style-name="T41">new</text:span><text:span text:style-name="T46"> </text:span><text:span text:style-name="T37">node</text:span><text:span text:style-name="T50">;</text:span></text:p>
      <text:p text:style-name="P81"><text:span text:style-name="T46"><text:s text:c="8"/></text:span><text:span text:style-name="T41">if</text:span><text:span text:style-name="T46"> </text:span><text:span text:style-name="T50">(</text:span><text:span text:style-name="T46"> </text:span><text:span text:style-name="T50">p</text:span><text:span text:style-name="T46"> </text:span><text:span text:style-name="T50">!=</text:span><text:span text:style-name="T46"> </text:span><text:span text:style-name="T58">NULL</text:span><text:span text:style-name="T50">)</text:span><text:span text:style-name="T46"> </text:span><text:span text:style-name="T50">{</text:span></text:p>
      <text:p text:style-name="P81"><text:span text:style-name="T46"><text:s text:c="12"/></text:span><text:span text:style-name="T50">p</text:span><text:span text:style-name="T46"> </text:span><text:span text:style-name="T50">-&gt;</text:span><text:span text:style-name="T66">info</text:span><text:span text:style-name="T46"> </text:span><text:span text:style-name="T50">=</text:span><text:span text:style-name="T46"> </text:span><text:span text:style-name="T50">x;</text:span></text:p>
      <text:p text:style-name="P81"><text:span text:style-name="T46"><text:s text:c="12"/></text:span><text:span text:style-name="T50">p</text:span><text:span text:style-name="T46"> </text:span><text:span text:style-name="T50">-&gt;</text:span><text:span text:style-name="T66">lt</text:span><text:span text:style-name="T46"> </text:span><text:span text:style-name="T50">=</text:span><text:span text:style-name="T46"> </text:span><text:span text:style-name="T50">lst;</text:span></text:p>
      <text:p text:style-name="P81"><text:span text:style-name="T46"><text:s text:c="12"/></text:span><text:span text:style-name="T50">p</text:span><text:span text:style-name="T46"> </text:span><text:span text:style-name="T50">-&gt;</text:span><text:span text:style-name="T66">rt</text:span><text:span text:style-name="T46"> </text:span><text:span text:style-name="T50">=</text:span><text:span text:style-name="T46"> </text:span><text:span text:style-name="T50">rst;</text:span></text:p>
      <text:p text:style-name="P81"><text:span text:style-name="T46"><text:s text:c="12"/></text:span><text:span text:style-name="T41">return</text:span><text:span text:style-name="T46"> </text:span><text:span text:style-name="T50">p;</text:span></text:p>
      <text:p text:style-name="P81"><text:span text:style-name="T46"><text:s text:c="8"/></text:span><text:span text:style-name="T50">}</text:span></text:p>
      <text:p text:style-name="P81"><text:span text:style-name="T46"><text:s text:c="8"/></text:span><text:span text:style-name="T41">else</text:span><text:span text:style-name="T46"> </text:span><text:span text:style-name="T50">{</text:span>cerr<text:span text:style-name="T46"> </text:span><text:span text:style-name="T50">&lt;&lt;</text:span><text:span text:style-name="T46"> </text:span><text:span text:style-name="T57">"Memory</text:span><text:span text:style-name="T46"> </text:span><text:span text:style-name="T57">not</text:span><text:span text:style-name="T46"> </text:span><text:span text:style-name="T57">enough\n"</text:span><text:span text:style-name="T50">;</text:span><text:span text:style-name="T46"> </text:span><text:span text:style-name="T50">exit(</text:span><text:span text:style-name="T58">1</text:span><text:span text:style-name="T50">);}</text:span></text:p>
      <text:p text:style-name="P81"><text:span text:style-name="T46"><text:s text:c="4"/></text:span><text:span text:style-name="T50">}</text:span></text:p>
      <text:p text:style-name="P83">//-------------------------------------</text:p>
      <text:p text:style-name="P81"><text:span text:style-name="T46"><text:s text:c="4"/></text:span><text:span text:style-name="T41">void</text:span><text:span text:style-name="T46"> </text:span><text:span text:style-name="T50">destroy</text:span><text:span text:style-name="T46"> </text:span><text:span text:style-name="T50">(</text:span><text:span text:style-name="T37">binTree</text:span><text:span text:style-name="T46"> </text:span><text:span text:style-name="T50">&amp;b)</text:span></text:p>
      <text:p text:style-name="P81"><text:span text:style-name="T46"><text:s text:c="4"/></text:span><text:span text:style-name="T50">{</text:span><text:span text:style-name="T46"> <text:s text:c="2"/></text:span><text:span text:style-name="T41">if</text:span><text:span text:style-name="T46"> </text:span><text:span text:style-name="T50">(b</text:span><text:span text:style-name="T46"> </text:span><text:span text:style-name="T50">!=</text:span><text:span text:style-name="T46"> </text:span><text:span text:style-name="T58">NULL</text:span><text:span text:style-name="T50">)</text:span><text:span text:style-name="T46"> <text:s/></text:span><text:span text:style-name="T50">{</text:span></text:p>
      <text:p text:style-name="P81"><text:span text:style-name="T46"><text:s text:c="12"/></text:span><text:span text:style-name="T50">destroy</text:span><text:span text:style-name="T46"> </text:span><text:span text:style-name="T50">(b-&gt;</text:span><text:span text:style-name="T66">lt</text:span><text:span text:style-name="T50">);</text:span></text:p>
      <text:p text:style-name="P81"><text:span text:style-name="T46"><text:s text:c="12"/></text:span><text:span text:style-name="T50">destroy</text:span><text:span text:style-name="T46"> </text:span><text:span text:style-name="T50">(b-&gt;</text:span><text:span text:style-name="T66">rt</text:span><text:span text:style-name="T50">);</text:span></text:p>
      <text:p text:style-name="P81"><text:span text:style-name="T46"><text:s text:c="12"/></text:span><text:span text:style-name="T41">delete</text:span><text:span text:style-name="T46"> </text:span><text:span text:style-name="T50">b;</text:span></text:p>
      <text:p text:style-name="P81"><text:span text:style-name="T46"><text:s text:c="12"/></text:span><text:span text:style-name="T50">b</text:span><text:span text:style-name="T46"> </text:span><text:span text:style-name="T50">=</text:span><text:span text:style-name="T46"> </text:span><text:span text:style-name="T58">NULL</text:span><text:span text:style-name="T50">;</text:span></text:p>
      <text:p text:style-name="P81"><text:span text:style-name="T46"><text:s text:c="8"/></text:span><text:span text:style-name="T50">}</text:span></text:p>
      <text:p text:style-name="P86"><text:span text:style-name="T46"><text:s text:c="4"/></text:span><text:span text:style-name="T50">}</text:span></text:p>
      <text:p text:style-name="P81"><text:span text:style-name="T50">}</text:span><text:span text:style-name="T46"> </text:span><text:span text:style-name="T57">//</text:span><text:span text:style-name="T46"> </text:span><text:span text:style-name="T57">end</text:span><text:span text:style-name="T46"> </text:span><text:span text:style-name="T57">of</text:span><text:span text:style-name="T46"> </text:span><text:span text:style-name="T57">namespace</text:span><text:span text:style-name="T46"> </text:span><text:span text:style-name="T57">h_list</text:span></text:p>
      <text:p text:style-name="P15"/>
      <text:p text:style-name="P81"><text:span text:style-name="T57">//</text:span><text:span text:style-name="T46"> </text:span><text:span text:style-name="T57">Лабораторная</text:span><text:span text:style-name="T46"> </text:span><text:span text:style-name="T57">работа</text:span><text:span text:style-name="T46"> </text:span><text:span text:style-name="T57">№4</text:span></text:p>
      <text:p text:style-name="P81"><text:span text:style-name="T57">//</text:span><text:span text:style-name="T46"> </text:span><text:span text:style-name="T57">form.cpp</text:span></text:p>
      <text:p text:style-name="P81"><text:span text:style-name="T57">//</text:span><text:span text:style-name="T46"> </text:span><text:span text:style-name="T57">Тимофеев</text:span><text:span text:style-name="T46"> </text:span><text:span text:style-name="T57">Дмитрий,</text:span><text:span text:style-name="T46"> </text:span><text:span text:style-name="T57">группа</text:span><text:span text:style-name="T46"> </text:span><text:span text:style-name="T57">6383</text:span></text:p>
      <text:p text:style-name="P81"><text:span text:style-name="T57">//</text:span><text:span text:style-name="T46"> </text:span><text:span text:style-name="T57">19.10.17</text:span></text:p>
      <text:p text:style-name="P83">//</text:p>
      <text:p text:style-name="P86"><text:span text:style-name="T57">//</text:span><text:span text:style-name="T46"> </text:span><text:span text:style-name="T57">Программирование</text:span><text:span text:style-name="T46"> </text:span><text:span text:style-name="T57">алгоритмов</text:span><text:span text:style-name="T46"> </text:span><text:span text:style-name="T57">с</text:span><text:span text:style-name="T46"> </text:span><text:span text:style-name="T57">бинарными</text:span><text:span text:style-name="T46"> </text:span><text:span text:style-name="T57">деревьями</text:span></text:p>
      <text:p text:style-name="P81"><text:span text:style-name="T58">#include</text:span><text:span text:style-name="T57">"form.h"</text:span></text:p>
      <text:p text:style-name="P81"><text:span text:style-name="T41">using</text:span><text:span text:style-name="T46"> </text:span><text:span text:style-name="T41">namespace</text:span><text:span text:style-name="T46"> </text:span><text:span text:style-name="T37">std</text:span><text:span text:style-name="T50">;</text:span></text:p>
      <text:p text:style-name="P86"><text:span text:style-name="T41">namespace</text:span><text:span text:style-name="T46"> </text:span><text:span text:style-name="T37">form_modul</text:span><text:span text:style-name="T50">{</text:span></text:p>
      <text:p text:style-name="P81"><text:span text:style-name="T46"><text:s text:c="4"/></text:span><text:span text:style-name="T57">//&lt;</text:span><text:span text:style-name="T46"> </text:span><text:span text:style-name="T57">формула</text:span><text:span text:style-name="T46"> </text:span><text:span text:style-name="T57">&gt;</text:span><text:span text:style-name="T46"> </text:span><text:span text:style-name="T57">::=</text:span><text:span text:style-name="T46"> </text:span><text:span text:style-name="T57">&lt;</text:span><text:span text:style-name="T46"> </text:span><text:span text:style-name="T57">терминал</text:span><text:span text:style-name="T46"> </text:span><text:span text:style-name="T57">&gt;</text:span><text:span text:style-name="T46"> </text:span><text:span text:style-name="T57">|</text:span><text:span text:style-name="T46"> </text:span><text:span text:style-name="T57">(</text:span><text:span text:style-name="T46"> </text:span><text:span text:style-name="T57">&lt;</text:span><text:span text:style-name="T46"> </text:span><text:span text:style-name="T57">формула</text:span><text:span text:style-name="T46"> </text:span><text:span text:style-name="T57">&gt;</text:span><text:span text:style-name="T46"> <text:s/></text:span><text:span text:style-name="T57">&lt;</text:span><text:span text:style-name="T46"> </text:span><text:span text:style-name="T57">знак</text:span><text:span text:style-name="T46"> </text:span><text:span text:style-name="T57">&gt;</text:span><text:span text:style-name="T46"> <text:s/></text:span><text:span text:style-name="T57">&lt;</text:span><text:span text:style-name="T46"> </text:span><text:span text:style-name="T57">формула</text:span><text:span text:style-name="T46"> </text:span><text:span text:style-name="T57">&gt;</text:span><text:span text:style-name="T46"> </text:span><text:span text:style-name="T57">)</text:span></text:p>
      <text:p text:style-name="P81"><text:span text:style-name="T46"><text:s text:c="4"/></text:span><text:span text:style-name="T57">//&lt;</text:span><text:span text:style-name="T46"> </text:span><text:span text:style-name="T57">знак</text:span><text:span text:style-name="T46"> </text:span><text:span text:style-name="T57">&gt;</text:span><text:span text:style-name="T46"> </text:span><text:span text:style-name="T57">::=</text:span><text:span text:style-name="T46"> </text:span><text:span text:style-name="T57">+</text:span><text:span text:style-name="T46"> </text:span><text:span text:style-name="T57">|</text:span><text:span text:style-name="T46"> </text:span><text:span text:style-name="T57">-</text:span><text:span text:style-name="T46"> </text:span><text:span text:style-name="T57">|</text:span><text:span text:style-name="T46"> </text:span><text:span text:style-name="T57">*</text:span></text:p>
      <text:p text:style-name="P86"><text:span text:style-name="T46"><text:s text:c="4"/></text:span><text:span text:style-name="T57">//&lt;</text:span><text:span text:style-name="T46"> </text:span><text:span text:style-name="T57">терминал</text:span><text:span text:style-name="T46"> </text:span><text:span text:style-name="T57">&gt;</text:span><text:span text:style-name="T46"> </text:span><text:span text:style-name="T57">::=</text:span><text:span text:style-name="T46"> <text:s/></text:span><text:span text:style-name="T57">0</text:span><text:span text:style-name="T46"> </text:span><text:span text:style-name="T57">|</text:span><text:span text:style-name="T46"> </text:span><text:span text:style-name="T57">1</text:span><text:span text:style-name="T46"> </text:span><text:span text:style-name="T57">|</text:span><text:span text:style-name="T46"> </text:span><text:span text:style-name="T57">...</text:span><text:span text:style-name="T46"> </text:span><text:span text:style-name="T57">|</text:span><text:span text:style-name="T46"> </text:span><text:span text:style-name="T57">9</text:span><text:span text:style-name="T46"> </text:span><text:span text:style-name="T57">|</text:span><text:span text:style-name="T46"> </text:span><text:span text:style-name="T57">a</text:span><text:span text:style-name="T46"> </text:span><text:span text:style-name="T57">|</text:span><text:span text:style-name="T46"> </text:span><text:span text:style-name="T57">b</text:span><text:span text:style-name="T46"> </text:span><text:span text:style-name="T57">|</text:span><text:span text:style-name="T46"> </text:span><text:span text:style-name="T57">...</text:span><text:span text:style-name="T46"> </text:span><text:span text:style-name="T57">|</text:span><text:span text:style-name="T46"> </text:span><text:span text:style-name="T57">z</text:span></text:p>
      <text:p text:style-name="P81"><text:span text:style-name="T46"><text:s text:c="4"/></text:span><text:span text:style-name="T41">bool</text:span><text:span text:style-name="T46"> </text:span><text:span text:style-name="T50">isSign(</text:span><text:span text:style-name="T41">char</text:span><text:span text:style-name="T46"> </text:span><text:span text:style-name="T50">c){</text:span></text:p>
      <text:p text:style-name="P81"><text:span text:style-name="T46"><text:s text:c="8"/></text:span><text:span text:style-name="T41">return</text:span><text:span text:style-name="T46"> </text:span><text:span text:style-name="T50">c==</text:span><text:span text:style-name="T57">'+'</text:span><text:span text:style-name="T50">||c==</text:span><text:span text:style-name="T57">'-'</text:span><text:span text:style-name="T50">||c==</text:span><text:span text:style-name="T57">'*'</text:span><text:span text:style-name="T50">;</text:span></text:p>
      <text:p text:style-name="P86"><text:span text:style-name="T46"><text:s text:c="4"/></text:span><text:span text:style-name="T50">}</text:span></text:p>
      <text:p text:style-name="P81"><text:span text:style-name="T46"><text:s text:c="4"/></text:span><text:span text:style-name="T41">bool</text:span><text:span text:style-name="T46"> </text:span><text:span text:style-name="T50">isTerminal(</text:span><text:span text:style-name="T41">char</text:span><text:span text:style-name="T46"> </text:span><text:span text:style-name="T50">c){</text:span></text:p>
      <text:p text:style-name="P81"><text:span text:style-name="T46"><text:s text:c="8"/></text:span><text:span text:style-name="T41">return</text:span><text:span text:style-name="T46"> </text:span><text:span text:style-name="T50">isdigit(c)||(c&gt;=</text:span><text:span text:style-name="T57">'a'</text:span><text:span text:style-name="T50">&amp;&amp;c&lt;=</text:span><text:span text:style-name="T57">'z'</text:span><text:span text:style-name="T50">);</text:span></text:p>
      <text:p text:style-name="P86"><text:span text:style-name="T46"><text:s text:c="4"/></text:span><text:span text:style-name="T50">}</text:span></text:p>
      <text:p text:style-name="P81"><text:span text:style-name="T46"><text:s text:c="4"/></text:span><text:span text:style-name="T37">Form</text:span><text:span text:style-name="T46"> </text:span><text:span text:style-name="T50">readForm(</text:span><text:span text:style-name="T37">istream</text:span><text:span text:style-name="T46"> </text:span><text:span text:style-name="T50">&amp;in){</text:span></text:p>
      <text:p text:style-name="P81"><text:span text:style-name="T46"><text:s text:c="8"/></text:span><text:span text:style-name="T41">if</text:span><text:span text:style-name="T50">(isTerminal(in.peek())){</text:span></text:p>
      <text:p text:style-name="P81"><text:span text:style-name="T46"><text:s text:c="12"/></text:span><text:span text:style-name="T41">return</text:span><text:span text:style-name="T46"> </text:span><text:span text:style-name="T50">ConsBT(in.get(),</text:span><text:span text:style-name="T58">NULL</text:span><text:span text:style-name="T50">,</text:span><text:span text:style-name="T58">NULL</text:span><text:span text:style-name="T50">);</text:span></text:p>
      <text:p text:style-name="P81"><text:soft-page-break/><text:span text:style-name="T46"><text:s text:c="8"/></text:span><text:span text:style-name="T50">}</text:span></text:p>
      <text:p text:style-name="P81"><text:span text:style-name="T46"><text:s text:c="8"/></text:span><text:span text:style-name="T41">if</text:span><text:span text:style-name="T50">(in.peek()==</text:span><text:span text:style-name="T57">'('</text:span><text:span text:style-name="T50">){</text:span></text:p>
      <text:p text:style-name="P81"><text:span text:style-name="T46"><text:s text:c="12"/></text:span><text:span text:style-name="T50">in.get();</text:span></text:p>
      <text:p text:style-name="P81"><text:span text:style-name="T46"><text:s text:c="12"/></text:span><text:span text:style-name="T37">Form</text:span><text:span text:style-name="T46"> </text:span><text:span text:style-name="T50">b=readForm(in);</text:span></text:p>
      <text:p text:style-name="P81"><text:span text:style-name="T46"><text:s text:c="12"/></text:span><text:span text:style-name="T41">if</text:span><text:span text:style-name="T50">(!isSign(in.peek()))</text:span><text:span text:style-name="T41">throw</text:span><text:span text:style-name="T46"> </text:span><text:span text:style-name="T57">"Ожидался</text:span><text:span text:style-name="T46"> </text:span><text:span text:style-name="T57">знак\n"</text:span><text:span text:style-name="T50">;</text:span></text:p>
      <text:p text:style-name="P81"><text:span text:style-name="T46"><text:s text:c="12"/></text:span><text:span text:style-name="T41">char</text:span><text:span text:style-name="T46"> </text:span><text:span text:style-name="T50">s=in.get();</text:span></text:p>
      <text:p text:style-name="P81"><text:span text:style-name="T46"><text:s text:c="12"/></text:span><text:span text:style-name="T50">b=ConsBT(s,b,readForm(in));</text:span></text:p>
      <text:p text:style-name="P81"><text:span text:style-name="T46"><text:s text:c="12"/></text:span><text:span text:style-name="T41">if</text:span><text:span text:style-name="T50">(in.peek()!=</text:span><text:span text:style-name="T57">')'</text:span><text:span text:style-name="T50">)</text:span><text:span text:style-name="T41">throw</text:span><text:span text:style-name="T46"> </text:span><text:span text:style-name="T57">"Ожидался</text:span><text:span text:style-name="T46"> </text:span><text:span text:style-name="T57">символ</text:span><text:span text:style-name="T46"> </text:span><text:span text:style-name="T57">')'"</text:span><text:span text:style-name="T50">;</text:span></text:p>
      <text:p text:style-name="P81"><text:span text:style-name="T46"><text:s text:c="12"/></text:span><text:span text:style-name="T50">in.get();</text:span></text:p>
      <text:p text:style-name="P81"><text:span text:style-name="T46"><text:s text:c="12"/></text:span><text:span text:style-name="T41">return</text:span><text:span text:style-name="T46"> </text:span><text:span text:style-name="T50">b;</text:span></text:p>
      <text:p text:style-name="P81"><text:span text:style-name="T46"><text:s text:c="8"/></text:span><text:span text:style-name="T50">}</text:span></text:p>
      <text:p text:style-name="P81"><text:span text:style-name="T46"><text:s text:c="8"/></text:span><text:span text:style-name="T41">throw</text:span><text:span text:style-name="T46"> </text:span><text:span text:style-name="T57">"Ожидался</text:span><text:span text:style-name="T46"> </text:span><text:span text:style-name="T57">терминал</text:span><text:span text:style-name="T46"> </text:span><text:span text:style-name="T57">или</text:span><text:span text:style-name="T46"> </text:span><text:span text:style-name="T57">'('\n"</text:span><text:span text:style-name="T50">;</text:span></text:p>
      <text:p text:style-name="P86"><text:span text:style-name="T46"><text:s text:c="4"/></text:span><text:span text:style-name="T50">}</text:span></text:p>
      <text:p text:style-name="P81"><text:span text:style-name="T46"><text:s text:c="4"/></text:span><text:span text:style-name="T41">void</text:span><text:span text:style-name="T46"> </text:span><text:span text:style-name="T50">writeForm(</text:span><text:span text:style-name="T37">ostream</text:span><text:span text:style-name="T46"> </text:span><text:span text:style-name="T50">&amp;out,</text:span><text:span text:style-name="T46"> </text:span><text:span text:style-name="T41">const</text:span><text:span text:style-name="T46"> </text:span><text:span text:style-name="T37">Form</text:span><text:span text:style-name="T46"> </text:span><text:span text:style-name="T50">f){</text:span></text:p>
      <text:p text:style-name="P81"><text:span text:style-name="T46"><text:s text:c="8"/></text:span><text:span text:style-name="T41">if</text:span><text:span text:style-name="T50">(isNull(f))</text:span><text:span text:style-name="T41">throw</text:span><text:span text:style-name="T46"> </text:span><text:span text:style-name="T57">"Ошибка</text:span><text:span text:style-name="T46"> </text:span><text:span text:style-name="T57">формула</text:span><text:span text:style-name="T46"> </text:span><text:span text:style-name="T57">не</text:span><text:span text:style-name="T46"> </text:span><text:span text:style-name="T57">может</text:span><text:span text:style-name="T46"> </text:span><text:span text:style-name="T57">быть</text:span><text:span text:style-name="T46"> </text:span><text:span text:style-name="T57">пустой\n"</text:span><text:span text:style-name="T50">;</text:span></text:p>
      <text:p text:style-name="P81"><text:span text:style-name="T46"><text:s text:c="8"/></text:span><text:span text:style-name="T41">if</text:span><text:span text:style-name="T50">(isNull(Right(f))&amp;&amp;isNull(Left(f))){</text:span></text:p>
      <text:p text:style-name="P81"><text:span text:style-name="T46"><text:s text:c="12"/></text:span><text:span text:style-name="T50">out&lt;&lt;RootBT(f);</text:span></text:p>
      <text:p text:style-name="P81"><text:span text:style-name="T46"><text:s text:c="12"/></text:span><text:span text:style-name="T41">return</text:span><text:span text:style-name="T50">;</text:span></text:p>
      <text:p text:style-name="P81"><text:span text:style-name="T46"><text:s text:c="8"/></text:span><text:span text:style-name="T50">}</text:span></text:p>
      <text:p text:style-name="P81"><text:span text:style-name="T46"><text:s text:c="8"/></text:span><text:span text:style-name="T41">if</text:span><text:span text:style-name="T50">(isNull(Right(f))||isNull(Left(f)))</text:span></text:p>
      <text:p text:style-name="P81"><text:span text:style-name="T46"><text:s text:c="12"/></text:span><text:span text:style-name="T41">throw</text:span><text:span text:style-name="T46"> </text:span><text:span text:style-name="T57">"Узел</text:span><text:span text:style-name="T46"> </text:span><text:span text:style-name="T57">в</text:span><text:span text:style-name="T46"> </text:span><text:span text:style-name="T57">формуле</text:span><text:span text:style-name="T46"> </text:span><text:span text:style-name="T57">должен</text:span><text:span text:style-name="T46"> </text:span><text:span text:style-name="T57">содержать</text:span><text:span text:style-name="T46"> </text:span><text:span text:style-name="T57">оба</text:span><text:span text:style-name="T46"> </text:span><text:span text:style-name="T57">поддерева\n"</text:span><text:span text:style-name="T50">;</text:span></text:p>
      <text:p text:style-name="P81"><text:span text:style-name="T46"><text:s text:c="8"/></text:span><text:span text:style-name="T50">out&lt;&lt;</text:span><text:span text:style-name="T57">'('</text:span><text:span text:style-name="T50">;</text:span></text:p>
      <text:p text:style-name="P81"><text:span text:style-name="T46"><text:s text:c="8"/></text:span><text:span text:style-name="T50">writeForm(out,Left(f));</text:span></text:p>
      <text:p text:style-name="P81"><text:span text:style-name="T46"><text:s text:c="8"/></text:span><text:span text:style-name="T50">out&lt;&lt;RootBT(f);</text:span></text:p>
      <text:p text:style-name="P81"><text:span text:style-name="T46"><text:s text:c="8"/></text:span><text:span text:style-name="T50">writeForm(out,Right(f));</text:span></text:p>
      <text:p text:style-name="P81"><text:span text:style-name="T46"><text:s text:c="8"/></text:span><text:span text:style-name="T50">out&lt;&lt;</text:span><text:span text:style-name="T57">')'</text:span><text:span text:style-name="T50">;</text:span></text:p>
      <text:p text:style-name="P86"><text:span text:style-name="T46"><text:s text:c="4"/></text:span><text:span text:style-name="T50">}</text:span></text:p>
      <text:p text:style-name="P81"><text:span text:style-name="T46"><text:s text:c="4"/></text:span><text:span text:style-name="T37">Form</text:span><text:span text:style-name="T46"> </text:span><text:span text:style-name="T50">deriviate(</text:span><text:span text:style-name="T41">const</text:span><text:span text:style-name="T46"> </text:span><text:span text:style-name="T37">Form</text:span><text:span text:style-name="T46"> </text:span><text:span text:style-name="T50">f,</text:span><text:span text:style-name="T46"> </text:span><text:span text:style-name="T41">char</text:span><text:span text:style-name="T46"> </text:span><text:span text:style-name="T50">var){</text:span></text:p>
      <text:p text:style-name="P81"><text:span text:style-name="T46"><text:s text:c="8"/></text:span><text:span text:style-name="T41">if</text:span><text:span text:style-name="T50">(var==RootBT(f)||isdigit(RootBT(f))||isalpha(RootBT(f))){</text:span></text:p>
      <text:p text:style-name="P81"><text:span text:style-name="T46"><text:s text:c="12"/></text:span><text:span text:style-name="T41">if</text:span><text:span text:style-name="T50">(!isNull(Right(f))||!isNull(Left(f)))</text:span></text:p>
      <text:p text:style-name="P81"><text:span text:style-name="T46"><text:s text:c="16"/></text:span><text:span text:style-name="T41">throw</text:span><text:span text:style-name="T46"> </text:span><text:span text:style-name="T57">"Некорректная</text:span><text:span text:style-name="T46"> </text:span><text:span text:style-name="T57">формула:</text:span><text:span text:style-name="T46"> </text:span><text:span text:style-name="T57">переменная</text:span><text:span text:style-name="T46"> </text:span><text:span text:style-name="T57">или</text:span><text:span text:style-name="T46"> </text:span><text:span text:style-name="T57">константа</text:span><text:span text:style-name="T46"> </text:span><text:span text:style-name="T57">не</text:span><text:span text:style-name="T46"> </text:span><text:span text:style-name="T57">может</text:span><text:span text:style-name="T46"> </text:span><text:span text:style-name="T57">быть</text:span><text:span text:style-name="T46"> </text:span><text:span text:style-name="T57">в</text:span><text:span text:style-name="T46"> </text:span><text:span text:style-name="T57">корне\n"</text:span><text:span text:style-name="T50">;</text:span></text:p>
      <text:p text:style-name="P81"><text:span text:style-name="T46"><text:s text:c="12"/></text:span><text:span text:style-name="T41">if</text:span><text:span text:style-name="T50">(var==RootBT(f))</text:span><text:span text:style-name="T46"> <text:s text:c="12"/></text:span><text:span text:style-name="T57">//</text:span><text:span text:style-name="T46"> </text:span><text:span text:style-name="T57">x'=1</text:span></text:p>
      <text:p text:style-name="P81"><text:span text:style-name="T46"><text:s text:c="16"/></text:span><text:span text:style-name="T41">return</text:span><text:span text:style-name="T46"> </text:span><text:span text:style-name="T50">ConsBT(</text:span><text:span text:style-name="T57">'1'</text:span><text:span text:style-name="T50">,</text:span><text:span text:style-name="T58">NULL</text:span><text:span text:style-name="T50">,</text:span><text:span text:style-name="T58">NULL</text:span><text:span text:style-name="T50">);</text:span></text:p>
      <text:p text:style-name="P81"><text:span text:style-name="T46"><text:s text:c="12"/></text:span><text:span text:style-name="T41">return</text:span><text:span text:style-name="T46"> </text:span><text:span text:style-name="T50">ConsBT(</text:span><text:span text:style-name="T57">'0'</text:span><text:span text:style-name="T50">,</text:span><text:span text:style-name="T58">NULL</text:span><text:span text:style-name="T50">,</text:span><text:span text:style-name="T58">NULL</text:span><text:span text:style-name="T50">);</text:span><text:span text:style-name="T46"> <text:s/></text:span><text:span text:style-name="T57">//</text:span><text:span text:style-name="T46"> </text:span><text:span text:style-name="T57">const'=0</text:span></text:p>
      <text:p text:style-name="P86"><text:span text:style-name="T46"><text:s text:c="8"/></text:span><text:span text:style-name="T50">}</text:span></text:p>
      <text:p text:style-name="P81"><text:span text:style-name="T46"><text:s text:c="8"/></text:span><text:span text:style-name="T41">if</text:span><text:span text:style-name="T50">(RootBT(f)==</text:span><text:span text:style-name="T57">'+'</text:span><text:span text:style-name="T50">||RootBT(f)==</text:span><text:span text:style-name="T57">'-'</text:span><text:span text:style-name="T50">)</text:span><text:span text:style-name="T46"> </text:span><text:span text:style-name="T57">//</text:span><text:span text:style-name="T46"> </text:span><text:span text:style-name="T57">(f(x)</text:span><text:span text:style-name="T46"> </text:span><text:span text:style-name="T57">+/-</text:span><text:span text:style-name="T46"> </text:span><text:span text:style-name="T57">g(x))'</text:span><text:span text:style-name="T46"> </text:span><text:span text:style-name="T57">=</text:span><text:span text:style-name="T46"> </text:span><text:span text:style-name="T57">f'(x)</text:span><text:span text:style-name="T46"> </text:span><text:span text:style-name="T57">+/-</text:span><text:span text:style-name="T46"> </text:span><text:span text:style-name="T57">g'(x)</text:span></text:p>
      <text:p text:style-name="P81"><text:span text:style-name="T46"><text:s text:c="12"/></text:span><text:span text:style-name="T41">return</text:span><text:span text:style-name="T46"> </text:span><text:span text:style-name="T50">ConsBT(</text:span></text:p>
      <text:p text:style-name="P81"><text:span text:style-name="T46"><text:s text:c="26"/></text:span><text:span text:style-name="T50">RootBT(f),</text:span></text:p>
      <text:p text:style-name="P81"><text:span text:style-name="T46"><text:s text:c="26"/></text:span><text:span text:style-name="T50">deriviate(Left(f),var),</text:span></text:p>
      <text:p text:style-name="P81"><text:span text:style-name="T46"><text:s text:c="26"/></text:span><text:span text:style-name="T50">deriviate(Right(f),var)</text:span></text:p>
      <text:p text:style-name="P81"><text:span text:style-name="T46"><text:s text:c="19"/></text:span><text:span text:style-name="T50">);</text:span></text:p>
      <text:p text:style-name="P81"><text:span text:style-name="T46"><text:s text:c="8"/></text:span><text:span text:style-name="T41">if</text:span><text:span text:style-name="T50">(RootBT(f)==</text:span><text:span text:style-name="T57">'*'</text:span><text:span text:style-name="T50">)</text:span><text:span text:style-name="T46"> <text:s text:c="16"/></text:span><text:span text:style-name="T57">//</text:span><text:span text:style-name="T46"> </text:span><text:span text:style-name="T57">(f(x)*g(x))'=f'(x)*g(x)+f(x)*g'(x)</text:span></text:p>
      <text:p text:style-name="P81"><text:span text:style-name="T46"><text:s text:c="12"/></text:span><text:span text:style-name="T41">return</text:span><text:span text:style-name="T46"> </text:span><text:span text:style-name="T50">ConsBT(</text:span></text:p>
      <text:p text:style-name="P81"><text:span text:style-name="T46"><text:s text:c="26"/></text:span><text:span text:style-name="T57">'+'</text:span><text:span text:style-name="T50">,</text:span></text:p>
      <text:p text:style-name="P81"><text:span text:style-name="T46"><text:s text:c="26"/></text:span><text:span text:style-name="T50">ConsBT(</text:span></text:p>
      <text:p text:style-name="P81"><text:span text:style-name="T46"><text:s text:c="30"/></text:span><text:span text:style-name="T57">'*'</text:span><text:span text:style-name="T50">,</text:span></text:p>
      <text:p text:style-name="P81"><text:soft-page-break/><text:span text:style-name="T46"><text:s text:c="30"/></text:span><text:span text:style-name="T50">deriviate(Left(f),var),</text:span></text:p>
      <text:p text:style-name="P81"><text:span text:style-name="T46"><text:s text:c="30"/></text:span><text:span text:style-name="T50">Right(f)</text:span></text:p>
      <text:p text:style-name="P81"><text:span text:style-name="T46"><text:s text:c="26"/></text:span><text:span text:style-name="T50">),</text:span></text:p>
      <text:p text:style-name="P81"><text:span text:style-name="T46"><text:s text:c="26"/></text:span><text:span text:style-name="T50">ConsBT(</text:span></text:p>
      <text:p text:style-name="P81"><text:span text:style-name="T46"><text:s text:c="30"/></text:span><text:span text:style-name="T57">'*'</text:span><text:span text:style-name="T50">,</text:span></text:p>
      <text:p text:style-name="P81"><text:span text:style-name="T46"><text:s text:c="30"/></text:span><text:span text:style-name="T50">Left(f),</text:span></text:p>
      <text:p text:style-name="P81"><text:span text:style-name="T46"><text:s text:c="30"/></text:span><text:span text:style-name="T50">deriviate(Right(f),var)</text:span></text:p>
      <text:p text:style-name="P81"><text:span text:style-name="T46"><text:s text:c="26"/></text:span><text:span text:style-name="T50">)</text:span></text:p>
      <text:p text:style-name="P81"><text:span text:style-name="T46"><text:s text:c="19"/></text:span><text:span text:style-name="T50">);</text:span></text:p>
      <text:p text:style-name="P81"><text:span text:style-name="T46"><text:s text:c="8"/></text:span><text:span text:style-name="T41">throw</text:span><text:span text:style-name="T46"> </text:span><text:span text:style-name="T57">"Некорректная</text:span><text:span text:style-name="T46"> </text:span><text:span text:style-name="T57">формула:</text:span><text:span text:style-name="T46"> </text:span><text:span text:style-name="T57">неизвестный</text:span><text:span text:style-name="T46"> </text:span><text:span text:style-name="T57">символ\n"</text:span><text:span text:style-name="T50">;</text:span></text:p>
      <text:p text:style-name="P81"><text:span text:style-name="T46"><text:s text:c="4"/></text:span><text:span text:style-name="T50">}</text:span></text:p>
      <text:p text:style-name="P87">}</text:p>
      <text:p text:style-name="P81"><text:span text:style-name="T57">//</text:span><text:span text:style-name="T46"> </text:span><text:span text:style-name="T57">Лабораторная</text:span><text:span text:style-name="T46"> </text:span><text:span text:style-name="T57">работа</text:span><text:span text:style-name="T46"> </text:span><text:span text:style-name="T57">№4</text:span></text:p>
      <text:p text:style-name="P81"><text:span text:style-name="T57">//</text:span><text:span text:style-name="T46"> </text:span><text:span text:style-name="T57">main.cpp</text:span></text:p>
      <text:p text:style-name="P81"><text:span text:style-name="T57">//</text:span><text:span text:style-name="T46"> </text:span><text:span text:style-name="T57">Тимофеев</text:span><text:span text:style-name="T46"> </text:span><text:span text:style-name="T57">Дмитрий,</text:span><text:span text:style-name="T46"> </text:span><text:span text:style-name="T57">группа</text:span><text:span text:style-name="T46"> </text:span><text:span text:style-name="T57">6383</text:span></text:p>
      <text:p text:style-name="P81"><text:span text:style-name="T57">//</text:span><text:span text:style-name="T46"> </text:span><text:span text:style-name="T57">19.10.17</text:span></text:p>
      <text:p text:style-name="P83">//</text:p>
      <text:p text:style-name="P86"><text:span text:style-name="T57">//</text:span><text:span text:style-name="T46"> </text:span><text:span text:style-name="T57">Программирование</text:span><text:span text:style-name="T46"> </text:span><text:span text:style-name="T57">алгоритмов</text:span><text:span text:style-name="T46"> </text:span><text:span text:style-name="T57">с</text:span><text:span text:style-name="T46"> </text:span><text:span text:style-name="T57">бинарными</text:span><text:span text:style-name="T46"> </text:span><text:span text:style-name="T57">деревьями</text:span></text:p>
      <text:p text:style-name="P81"><text:span text:style-name="T58">#include</text:span><text:span text:style-name="T57">"form.h"</text:span></text:p>
      <text:p text:style-name="P81"><text:span text:style-name="T41">using</text:span><text:span text:style-name="T46"> </text:span><text:span text:style-name="T41">namespace</text:span><text:span text:style-name="T46"> </text:span><text:span text:style-name="T37">std</text:span><text:span text:style-name="T46"> </text:span><text:span text:style-name="T50">;</text:span></text:p>
      <text:p text:style-name="P86"><text:span text:style-name="T41">using</text:span><text:span text:style-name="T46"> </text:span><text:span text:style-name="T41">namespace</text:span><text:span text:style-name="T46"> </text:span><text:span text:style-name="T37">form_modul</text:span><text:span text:style-name="T50">;</text:span></text:p>
      <text:p text:style-name="P81"><text:span text:style-name="T41">int</text:span><text:span text:style-name="T46"> </text:span><text:span text:style-name="T50">main</text:span><text:span text:style-name="T46"> </text:span><text:span text:style-name="T50">(){</text:span></text:p>
      <text:p text:style-name="P81"><text:span text:style-name="T46"><text:s text:c="4"/></text:span><text:span text:style-name="T37">Form</text:span><text:span text:style-name="T46"> </text:span><text:span text:style-name="T50">f;</text:span></text:p>
      <text:p text:style-name="P81"><text:span text:style-name="T46"><text:s text:c="4"/></text:span><text:span text:style-name="T37">Form</text:span><text:span text:style-name="T46"> </text:span><text:span text:style-name="T50">fPrime;</text:span></text:p>
      <text:p text:style-name="P81"><text:span text:style-name="T46"><text:s text:c="4"/></text:span><text:span text:style-name="T41">try</text:span><text:span text:style-name="T50">{</text:span></text:p>
      <text:p text:style-name="P81"><text:span text:style-name="T46"><text:s text:c="8"/></text:span>cout<text:span text:style-name="T50">&lt;&lt;</text:span><text:span text:style-name="T57">"Исходная</text:span><text:span text:style-name="T46"> </text:span><text:span text:style-name="T57">формула:</text:span><text:span text:style-name="T46"> </text:span><text:span text:style-name="T57">"</text:span><text:span text:style-name="T50">;</text:span><text:span text:style-name="T46"> </text:span><text:span text:style-name="T50">writeForm(</text:span>cout<text:span text:style-name="T50">,</text:span><text:span text:style-name="T46"> </text:span><text:span text:style-name="T50">(f=readForm(</text:span>cin<text:span text:style-name="T50">)));</text:span>cout<text:span text:style-name="T50">&lt;&lt;</text:span>endl<text:span text:style-name="T50">;</text:span></text:p>
      <text:p text:style-name="P81"><text:span text:style-name="T46"><text:s text:c="8"/></text:span>cout<text:span text:style-name="T50">&lt;&lt;</text:span><text:span text:style-name="T57">"Производная</text:span><text:span text:style-name="T46"> </text:span><text:span text:style-name="T57">по</text:span><text:span text:style-name="T46"> </text:span><text:span text:style-name="T57">х:</text:span><text:span text:style-name="T46"> </text:span><text:span text:style-name="T57">"</text:span><text:span text:style-name="T50">;</text:span><text:span text:style-name="T46"> </text:span><text:span text:style-name="T50">writeForm(</text:span>cout<text:span text:style-name="T50">,</text:span><text:span text:style-name="T46"> </text:span><text:span text:style-name="T50">(fPrime=deriviate(f,</text:span><text:span text:style-name="T57">'x'</text:span><text:span text:style-name="T50">)));</text:span>cout<text:span text:style-name="T50">&lt;&lt;</text:span>endl<text:span text:style-name="T50">;</text:span></text:p>
      <text:p text:style-name="P81"><text:span text:style-name="T46"><text:s text:c="4"/></text:span><text:span text:style-name="T50">}</text:span></text:p>
      <text:p text:style-name="P81"><text:span text:style-name="T46"><text:s text:c="4"/></text:span><text:span text:style-name="T41">catch</text:span><text:span text:style-name="T50">(</text:span><text:span text:style-name="T41">const</text:span><text:span text:style-name="T46"> </text:span><text:span text:style-name="T41">char</text:span><text:span text:style-name="T50">*</text:span><text:span text:style-name="T46"> </text:span><text:span text:style-name="T50">t){</text:span></text:p>
      <text:p text:style-name="P81"><text:span text:style-name="T46"><text:s text:c="8"/></text:span>cout<text:span text:style-name="T50">&lt;&lt;t;</text:span></text:p>
      <text:p text:style-name="P81"><text:span text:style-name="T46"><text:s text:c="4"/></text:span><text:span text:style-name="T50">}</text:span></text:p>
      <text:p text:style-name="P81"><text:span text:style-name="T46"><text:s text:c="4"/></text:span><text:span text:style-name="T50">destroy(f);</text:span></text:p>
      <text:p text:style-name="P81"><text:span text:style-name="T46"><text:s text:c="4"/></text:span><text:span text:style-name="T50">destroy(fPrime);</text:span></text:p>
      <text:p text:style-name="P81"><text:span text:style-name="T46"><text:s text:c="4"/></text:span><text:span text:style-name="T41">return</text:span><text:span text:style-name="T46"> </text:span><text:span text:style-name="T58">0</text:span><text:span text:style-name="T50">;</text:span></text:p>
      <text:p text:style-name="P82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imSun" svg:font-family="SimSun"/>
    <style:font-face style:name="Symbol" svg:font-family="Symbol" style:font-family-generic="roman"/>
    <style:font-face style:name="Times New Roman" svg:font-family="'Times New Roman'" style:font-family-generic="roman"/>
    <style:font-face style:name="Arial3" svg:font-family="Arial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_20_1" draw:display-name="Arrowhead 1" svg:viewBox="0 0 80 80" svg:d="M80 40c0-22-18-40-40-40s-40 18-40 40 18 40 40 40 40-18 40-40z"/>
    <draw:marker draw:name="Arrowhead_20_10" draw:display-name="Arrowhead 10" svg:viewBox="0 0 80 80" svg:d="M80 40c0-22-18-40-40-40s-40 18-40 40 18 40 40 40 40-18 40-40z"/>
    <draw:marker draw:name="Arrowhead_20_11" draw:display-name="Arrowhead 11" svg:viewBox="0 0 80 80" svg:d="M80 40c0-22-18-40-40-40s-40 18-40 40 18 40 40 40 40-18 40-40z"/>
    <draw:marker draw:name="Arrowhead_20_12" draw:display-name="Arrowhead 12" svg:viewBox="0 0 80 80" svg:d="M80 40c0-22-18-40-40-40s-40 18-40 40 18 40 40 40 40-18 40-40z"/>
    <draw:marker draw:name="Arrowhead_20_2" draw:display-name="Arrowhead 2" svg:viewBox="0 0 80 80" svg:d="M80 40c0-22-18-40-40-40s-40 18-40 40 18 40 40 40 40-18 40-40z"/>
    <draw:marker draw:name="Arrowhead_20_3" draw:display-name="Arrowhead 3" svg:viewBox="0 0 80 80" svg:d="M80 40c0-22-18-40-40-40s-40 18-40 40 18 40 40 40 40-18 40-40z"/>
    <draw:marker draw:name="Arrowhead_20_4" draw:display-name="Arrowhead 4" svg:viewBox="0 0 80 80" svg:d="M80 40c0-22-18-40-40-40s-40 18-40 40 18 40 40 40 40-18 40-40z"/>
    <draw:marker draw:name="Arrowhead_20_5" draw:display-name="Arrowhead 5" svg:viewBox="0 0 80 80" svg:d="M80 40c0-22-18-40-40-40s-40 18-40 40 18 40 40 40 40-18 40-40z"/>
    <draw:marker draw:name="Arrowhead_20_6" draw:display-name="Arrowhead 6" svg:viewBox="0 0 80 80" svg:d="M80 40c0-22-18-40-40-40s-40 18-40 40 18 40 40 40 40-18 40-40z"/>
    <draw:marker draw:name="Arrowhead_20_7" draw:display-name="Arrowhead 7" svg:viewBox="0 0 80 80" svg:d="M80 40c0-22-18-40-40-40s-40 18-40 40 18 40 40 40 40-18 40-40z"/>
    <draw:marker draw:name="Arrowhead_20_8" draw:display-name="Arrowhead 8" svg:viewBox="0 0 80 80" svg:d="M80 40c0-22-18-40-40-40s-40 18-40 40 18 40 40 40 40-18 40-40z"/>
    <draw:marker draw:name="Arrowhead_20_9" draw:display-name="Arrowhead 9" svg:viewBox="0 0 80 80" svg:d="M80 40c0-22-18-40-40-40s-40 18-40 40 18 40 40 40 40-18 40-40z"/>
    <draw:marker draw:name="msArrowEnd_20_1" draw:display-name="msArrowEnd 1" svg:viewBox="0 0 80 80" svg:d="M40 0l40 80h-80z"/>
    <draw:marker draw:name="msArrowEnd_20_5" draw:display-name="msArrowEnd 5" svg:viewBox="0 0 120 120" svg:d="M60 0l60 120h-120z"/>
    <draw:marker draw:name="msArrowOvalEnd_20_1" draw:display-name="msArrowOvalEnd 1" svg:viewBox="0 0 80 80" svg:d="M80 40c0-22-18-40-40-40s-40 18-40 40 18 40 40 40 40-18 4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8Num1z0" style:family="text">
      <style:text-properties fo:font-size="14pt" fo:language="en" fo:country="US" style:font-size-asian="14pt" style:font-size-complex="14pt"/>
    </style:style>
    <style:style style:name="WW8Num8z0" style:family="text">
      <style:text-properties style:font-name="Wingdings" fo:font-family="Wingdings" style:font-charset="x-symbol" fo:font-size="14pt" fo:language="ru" fo:country="RU" style:font-size-asian="14pt" style:language-asian="ru" style:country-asian="RU" style:font-name-complex="Wingdings" style:font-family-complex="Wingdings" style:font-charset-complex="x-symbol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741cm" fo:margin-left="2.01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M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9T21:47:58.539957993</dc:date>
    <meta:editing-duration>PT3H41M16S</meta:editing-duration>
    <meta:editing-cycles>36</meta:editing-cycles>
    <meta:document-statistic meta:table-count="2" meta:image-count="0" meta:object-count="0" meta:page-count="10" meta:paragraph-count="310" meta:word-count="1363" meta:character-count="11083" meta:non-whitespace-character-count="8580"/>
  </office:meta>
</office:document-meta>
</file>